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  <style:style style:name="ce3" style:family="table-cell" style:parent-style-name="Default" style:data-style-name="N4"/>
    <style:style style:name="ce4" style:family="table-cell" style:parent-style-name="Default" style:data-style-name="N0"/>
    <style:style style:name="ce5" style:family="table-cell" style:parent-style-name="Default" style:data-style-name="N112"/>
    <style:style style:name="ce6" style:family="table-cell" style:parent-style-name="Default" style:data-style-name="N113"/>
    <style:style style:name="ce7" style:family="table-cell" style:parent-style-name="Default" style:data-style-name="N112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2.42mm" svg:height="74.78mm" svg:x="86.93mm" svg:y="287.4mm">
            <loext:p draw:notify-on-update-of-ranges="Sheet1.H20:Sheet1.H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ned circuit db respons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 poi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centre prediction</text:p>
          </table:table-cell>
        </table:table-row>
        <table:table-row table:style-name="ro1">
          <table:table-cell/>
          <table:table-cell office:value-type="string" calcext:value-type="string">
            <text:p>f res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  <table:table-cell office:value-type="string" calcext:value-type="string">
            <text:p>S3</text:p>
          </table:table-cell>
          <table:table-cell office:value-type="float" office:value="7078" calcext:value-type="float">
            <text:p>7078</text:p>
          </table:table-cell>
          <table:table-cell table:formula="of:=[.J6]-[.$N$10]" office:value-type="float" office:value="54.166666666667" calcext:value-type="float">
            <text:p>54.1666666667</text:p>
          </table:table-cell>
          <table:table-cell office:value-type="float" office:value="6969" calcext:value-type="float">
            <text:p>6969</text:p>
          </table:table-cell>
          <table:table-cell table:formula="of:=[.L6]-[.$N$10]" office:value-type="float" office:value="-54.833333333333" calcext:value-type="float">
            <text:p>-54.8333333333</text:p>
          </table:table-cell>
          <table:table-cell table:formula="of:=AVERAGE([.J6];[.L6])" office:value-type="float" office:value="7023.5" calcext:value-type="float">
            <text:p>7023.5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  <table:table-cell office:value-type="string" calcext:value-type="string">
            <text:p>S4</text:p>
          </table:table-cell>
          <table:table-cell office:value-type="float" office:value="7054" calcext:value-type="float">
            <text:p>7054</text:p>
          </table:table-cell>
          <table:table-cell table:formula="of:=[.J7]-[.$N$10]" office:value-type="float" office:value="30.166666666667" calcext:value-type="float">
            <text:p>30.1666666667</text:p>
          </table:table-cell>
          <table:table-cell office:value-type="float" office:value="6987" calcext:value-type="float">
            <text:p>6987</text:p>
          </table:table-cell>
          <table:table-cell table:formula="of:=[.L7]-[.$N$10]" office:value-type="float" office:value="-36.833333333333" calcext:value-type="float">
            <text:p>-36.8333333333</text:p>
          </table:table-cell>
          <table:table-cell table:formula="of:=AVERAGE([.J7];[.L7])" office:value-type="float" office:value="7020.5" calcext:value-type="float">
            <text:p>7020.5</text:p>
          </table:table-cell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/>
          <table:table-cell table:formula="of:=[.D6]/[.D7]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S5</text:p>
          </table:table-cell>
          <table:table-cell office:value-type="float" office:value="7045" calcext:value-type="float">
            <text:p>7045</text:p>
          </table:table-cell>
          <table:table-cell table:formula="of:=[.J8]-[.$N$10]" office:value-type="float" office:value="21.166666666667" calcext:value-type="float">
            <text:p>21.1666666667</text:p>
          </table:table-cell>
          <table:table-cell office:value-type="float" office:value="7010" calcext:value-type="float">
            <text:p>7010</text:p>
          </table:table-cell>
          <table:table-cell table:formula="of:=[.L8]-[.$N$10]" office:value-type="float" office:value="-13.833333333333" calcext:value-type="float">
            <text:p>-13.8333333333</text:p>
          </table:table-cell>
          <table:table-cell table:formula="of:=AVERAGE([.J8];[.L8])" office:value-type="float" office:value="7027.5" calcext:value-type="float">
            <text:p>7027.5</text:p>
          </table:table-cell>
        </table:table-row>
        <table:table-row table:style-name="ro1">
          <table:table-cell/>
          <table:table-cell office:value-type="string" calcext:value-type="string">
            <text:p>Inc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re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"/>
          <table:table-cell table:formula="of:=AVERAGE([.N6:.N8])" office:value-type="float" office:value="7023.83333333333" calcext:value-type="float">
            <text:p>7023.8333333333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table:formula="of:=[.D10]/[.D7]" office:value-type="float" office:value="0.428571428571429" calcext:value-type="float">
            <text:p>0.4285714286</text:p>
          </table:table-cell>
          <table:table-cell office:value-type="string" calcext:value-type="string">
            <text:p>Ohms</text:p>
          </table:table-cell>
          <table:table-cell table:number-columns-repeated="3"/>
          <table:table-cell table:formula="of:=AVERAGE([.J11];[.L11])" office:value-type="float" office:value="21" calcext:value-type="float">
            <text:p>21.0</text:p>
          </table:table-cell>
          <table:table-cell table:formula="of:=ABS([.J6]-[.J7])" office:value-type="float" office:value="24" calcext:value-type="float">
            <text:p>24</text:p>
          </table:table-cell>
          <table:table-cell table:formula="of:=AVERAGE([.J6:.J7])-[.$N$10]" office:value-type="float" office:value="42.166666666667" calcext:value-type="float">
            <text:p>42.1666666667</text:p>
          </table:table-cell>
          <table:table-cell table:formula="of:=ABS([.L6]-[.L7])" office:value-type="float" office:value="18" calcext:value-type="float">
            <text:p>18</text:p>
          </table:table-cell>
          <table:table-cell table:formula="of:=ABS(AVERAGE([.L6:.L7])-[.$N$10])" office:value-type="float" office:value="45.833333333333" calcext:value-type="float">
            <text:p>45.8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 match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table:formula="of:=AVERAGE([.J12];[.L12])" office:value-type="float" office:value="16" calcext:value-type="float">
            <text:p>16.0</text:p>
          </table:table-cell>
          <table:table-cell table:formula="of:=ABS([.J7]-[.J8])" office:value-type="float" office:value="9" calcext:value-type="float">
            <text:p>9</text:p>
          </table:table-cell>
          <table:table-cell table:formula="of:=AVERAGE([.J7:.J8])-[.$N$10]" office:value-type="float" office:value="25.666666666667" calcext:value-type="float">
            <text:p>25.6666666667</text:p>
          </table:table-cell>
          <table:table-cell table:formula="of:=ABS([.L7]-[.L8])" office:value-type="float" office:value="23" calcext:value-type="float">
            <text:p>23</text:p>
          </table:table-cell>
          <table:table-cell table:formula="of:=ABS(AVERAGE([.L7:.L8])-[.$N$10])" office:value-type="float" office:value="25.333333333333" calcext:value-type="float">
            <text:p>25.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pling</text:p>
          </table:table-cell>
          <table:table-cell/>
          <table:table-cell table:formula="of:=[.D12]*[.D11]" office:value-type="float" office:value="21.4285714285714" calcext:value-type="float">
            <text:p>21.4285714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/>
          <table:table-cell table:style-name="ce2" table:formula="of:=0.014/[.D11]" office:value-type="percentage" office:value="0.0326666666666667" calcext:value-type="percentage">
            <text:p>3.27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table:style-name="ce3" table:formula="of:=[.D10]/2/PI()/[.D6]*1000" office:value-type="float" office:value="3.4104630662549" calcext:value-type="float">
            <text:p>3.41</text:p>
          </table:table-cell>
          <table:table-cell office:value-type="string" calcext:value-type="string">
            <text:p>uH</text:p>
          </table:table-cell>
          <table:table-cell table:number-columns-repeated="3"/>
          <table:table-cell office:value-type="string" calcext:value-type="string">
            <text:p>Max (Khz/SP)</text:p>
          </table:table-cell>
          <table:table-cell table:formula="of:=MIN([.K20:.K63])" office:value-type="float" office:value="12.5862311526962" calcext:value-type="float">
            <text:p>12.58623115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table:style-name="ce3" table:formula="of:=1/2/PI()/[.D6]/[.D10]*1000000000" office:value-type="float" office:value="151.576136277996" calcext:value-type="float">
            <text:p>151.58</text:p>
          </table:table-cell>
          <table:table-cell office:value-type="string" calcext:value-type="string">
            <text:p>pF</text:p>
          </table:table-cell>
          <table:table-cell table:number-columns-repeated="3"/>
          <table:table-cell office:value-type="string" calcext:value-type="string">
            <text:p>Bw / max</text:p>
          </table:table-cell>
          <table:table-cell table:style-name="ce8" table:formula="of:=[.D8]/[.J15]" office:value-type="float" office:value="1.58903803349548" calcext:value-type="float">
            <text:p>1.58903803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7" office:value-type="string" calcext:value-type="string">
            <text:p>To verify : frequencies of greatest slope/SP are 1 * BW apart, and occur at 2/3 SP point from peak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b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iff 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hz/SP</text:p>
          </table:table-cell>
          <table:table-cell office:value-type="string" calcext:value-type="string">
            <text:p>ln(dev’n/BW)</text:p>
          </table:table-cell>
          <table:table-cell office:value-type="string" calcext:value-type="string">
            <text:p>diff d/bw</text:p>
          </table:table-cell>
          <table:table-cell office:value-type="string" calcext:value-type="string">
            <text:p>sl(db)/sl(d/bw)</text:p>
          </table:table-cell>
        </table:table-row>
        <table:table-row table:style-name="ro1">
          <table:table-cell table:number-columns-repeated="2"/>
          <table:table-cell table:formula="of:=[.D6]" office:value-type="float" office:value="7000" calcext:value-type="float">
            <text:p>7,000</text:p>
          </table:table-cell>
          <table:table-cell table:formula="of:=[.$D$10]*[.C20]/[.$C$20]" office:value-type="float" office:value="150" calcext:value-type="float">
            <text:p>150</text:p>
          </table:table-cell>
          <table:table-cell table:formula="of:=[.$D$10]*[.$C$20]/[.C20]" office:value-type="float" office:value="150" calcext:value-type="float">
            <text:p>150</text:p>
          </table:table-cell>
          <table:table-cell table:formula="of:=IMDIV([.$D$13]; COMPLEX([.$D$11];[.D20]-[.E20]))" office:value-type="string" office:string-value="49.9999999999999" calcext:value-type="string">
            <text:p>49.9999999999999</text:p>
          </table:table-cell>
          <table:table-cell table:formula="of:=IMABS([.F20])" office:value-type="float" office:value="49.9999999999999" calcext:value-type="float">
            <text:p>50.0</text:p>
          </table:table-cell>
          <table:table-cell table:formula="of:=20*LOG10([.G20]/[.$G$20])" office:value-type="float" office:value="0" calcext:value-type="float">
            <text:p>0.0</text:p>
          </table:table-cell>
          <table:table-cell/>
          <table:table-cell table:style-name="ce5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+[.$D$9]" office:value-type="float" office:value="7010" calcext:value-type="float">
            <text:p>7,010</text:p>
          </table:table-cell>
          <table:table-cell table:formula="of:=[.$D$10]*[.C21]/[.$C$20]" office:value-type="float" office:value="150.214285714286" calcext:value-type="float">
            <text:p>150.2142857143</text:p>
          </table:table-cell>
          <table:table-cell table:formula="of:=[.$D$10]*[.$C$20]/[.C21]" office:value-type="float" office:value="149.786019971469" calcext:value-type="float">
            <text:p>149.7860199715</text:p>
          </table:table-cell>
          <table:table-cell table:formula="of:=IMDIV([.$D$13]; COMPLEX([.$D$11];[.D21]-[.E21]))" office:value-type="string" office:string-value="25.0178380284105-24.999993636094i" calcext:value-type="string">
            <text:p>25.0178380284105-24.999993636094i</text:p>
          </table:table-cell>
          <table:table-cell table:formula="of:=IMABS([.F21])" office:value-type="float" office:value="35.3679502010015" calcext:value-type="float">
            <text:p>35.4</text:p>
          </table:table-cell>
          <table:table-cell table:formula="of:=20*LOG10([.G21]/[.$G$20])" office:value-type="float" office:value="-3.00720227871508" calcext:value-type="float">
            <text:p>-3.0</text:p>
          </table:table-cell>
          <table:table-cell table:formula="of:=[.H21]-[.H20]" office:value-type="float" office:value="-3.00720227871508" calcext:value-type="float">
            <text:p>-3.0</text:p>
          </table:table-cell>
          <table:table-cell table:style-name="ce5" table:formula="of:=[.$J$20]-([.$H$20]-[.H21])/[.$D$4]" office:value-type="float" office:value="-0.601440455743015" calcext:value-type="float">
            <text:p>-0.6</text:p>
          </table:table-cell>
          <table:table-cell table:style-name="ce5" table:formula="of:=-([.C21]-[.C20])/([.J21]-[.J20])" office:value-type="float" office:value="16.6267498378473" calcext:value-type="float">
            <text:p>16.6</text:p>
          </table:table-cell>
          <table:table-cell table:formula="of:=LN(([.C21]-[.$C$20])/[.$D$8])" office:value-type="float" office:value="-0.693147180559945" calcext:value-type="float">
            <text:p>-0.6931471806</text:p>
          </table:table-cell>
          <table:table-cell table:style-name="ce5"/>
          <table:table-cell/>
        </table:table-row>
        <table:table-row table:style-name="ro1">
          <table:table-cell table:number-columns-repeated="2"/>
          <table:table-cell table:formula="of:=[.C21]+[.$D$9]" office:value-type="float" office:value="7020" calcext:value-type="float">
            <text:p>7,020</text:p>
          </table:table-cell>
          <table:table-cell table:formula="of:=[.$D$10]*[.C22]/[.$C$20]" office:value-type="float" office:value="150.428571428571" calcext:value-type="float">
            <text:p>150.4285714286</text:p>
          </table:table-cell>
          <table:table-cell table:formula="of:=[.$D$10]*[.$C$20]/[.C22]" office:value-type="float" office:value="149.57264957265" calcext:value-type="float">
            <text:p>149.5726495727</text:p>
          </table:table-cell>
          <table:table-cell table:formula="of:=IMDIV([.$D$13]; COMPLEX([.$D$11];[.D22]-[.E22]))" office:value-type="string" office:string-value="10.0228277812309-20.0171004975578i" calcext:value-type="string">
            <text:p>10.0228277812309-20.0171004975578i</text:p>
          </table:table-cell>
          <table:table-cell table:formula="of:=IMABS([.F22])" office:value-type="float" office:value="22.3861874615027" calcext:value-type="float">
            <text:p>22.4</text:p>
          </table:table-cell>
          <table:table-cell table:formula="of:=20*LOG10([.G22]/[.$G$20])" office:value-type="float" office:value="-6.97979736245378" calcext:value-type="float">
            <text:p>-7.0</text:p>
          </table:table-cell>
          <table:table-cell table:formula="of:=[.H22]-[.H21]" office:value-type="float" office:value="-3.97259508373871" calcext:value-type="float">
            <text:p>-4.0</text:p>
          </table:table-cell>
          <table:table-cell table:style-name="ce5" table:formula="of:=[.$J$20]-([.$H$20]-[.H22])/[.$D$4]" office:value-type="float" office:value="-1.39595947249076" calcext:value-type="float">
            <text:p>-1.4</text:p>
          </table:table-cell>
          <table:table-cell table:style-name="ce5" table:formula="of:=-([.C22]-[.C21])/([.J22]-[.J21])" office:value-type="float" office:value="12.5862311526962" calcext:value-type="float">
            <text:p>12.6</text:p>
          </table:table-cell>
          <table:table-cell table:formula="of:=LN(([.C22]-[.$C$20])/[.$D$8])" office:value-type="float" office:value="0" calcext:value-type="float">
            <text:p>0</text:p>
          </table:table-cell>
          <table:table-cell table:style-name="ce3" table:formula="of:=[.L22]-[.L21]" office:value-type="float" office:value="0.693147180559945" calcext:value-type="float">
            <text:p>0.69</text:p>
          </table:table-cell>
          <table:table-cell table:style-name="ce9" table:formula="of:=[.I22]/[.M22]" office:value-type="float" office:value="-5.73124322676971" calcext:value-type="float">
            <text:p>-5.7</text:p>
          </table:table-cell>
        </table:table-row>
        <table:table-row table:style-name="ro1">
          <table:table-cell table:number-columns-repeated="2"/>
          <table:table-cell table:formula="of:=[.C22]+[.$D$9]" office:value-type="float" office:value="7030" calcext:value-type="float">
            <text:p>7,030</text:p>
          </table:table-cell>
          <table:table-cell table:formula="of:=[.$D$10]*[.C23]/[.$C$20]" office:value-type="float" office:value="150.642857142857" calcext:value-type="float">
            <text:p>150.6428571429</text:p>
          </table:table-cell>
          <table:table-cell table:formula="of:=[.$D$10]*[.$C$20]/[.C23]" office:value-type="float" office:value="149.359886201991" calcext:value-type="float">
            <text:p>149.359886202</text:p>
          </table:table-cell>
          <table:table-cell table:formula="of:=IMDIV([.$D$13]; COMPLEX([.$D$11];[.D23]-[.E23]))" office:value-type="string" office:string-value="5.01925680703993-15.0256414657405i" calcext:value-type="string">
            <text:p>5.01925680703993-15.0256414657405i</text:p>
          </table:table-cell>
          <table:table-cell table:formula="of:=IMABS([.F23])" office:value-type="float" office:value="15.8418067262543" calcext:value-type="float">
            <text:p>15.8</text:p>
          </table:table-cell>
          <table:table-cell table:formula="of:=20*LOG10([.G23]/[.$G$20])" office:value-type="float" office:value="-9.98330587688203" calcext:value-type="float">
            <text:p>-10.0</text:p>
          </table:table-cell>
          <table:table-cell table:formula="of:=[.H23]-[.H22]" office:value-type="float" office:value="-3.00350851442825" calcext:value-type="float">
            <text:p>-3.0</text:p>
          </table:table-cell>
          <table:table-cell table:style-name="ce5" table:formula="of:=[.$J$20]-([.$H$20]-[.H23])/[.$D$4]" office:value-type="float" office:value="-1.99666117537641" calcext:value-type="float">
            <text:p>-2.0</text:p>
          </table:table-cell>
          <table:table-cell table:style-name="ce5" table:formula="of:=-([.C23]-[.C22])/([.J23]-[.J22])" office:value-type="float" office:value="16.6471976889062" calcext:value-type="float">
            <text:p>16.6</text:p>
          </table:table-cell>
          <table:table-cell table:formula="of:=LN(([.C23]-[.$C$20])/[.$D$8])" office:value-type="float" office:value="0.405465108108164" calcext:value-type="float">
            <text:p>0.4054651081</text:p>
          </table:table-cell>
          <table:table-cell table:style-name="ce3" table:formula="of:=[.L23]-[.L22]" office:value-type="float" office:value="0.405465108108164" calcext:value-type="float">
            <text:p>0.41</text:p>
          </table:table-cell>
          <table:table-cell table:style-name="ce9" table:formula="of:=[.I23]/[.M23]" office:value-type="float" office:value="-7.40756344841148" calcext:value-type="float">
            <text:p>-7.4</text:p>
          </table:table-cell>
        </table:table-row>
        <table:table-row table:style-name="ro1">
          <table:table-cell table:number-columns-repeated="2"/>
          <table:table-cell table:formula="of:=[.C23]+[.$D$9]" office:value-type="float" office:value="7040" calcext:value-type="float">
            <text:p>7,040</text:p>
          </table:table-cell>
          <table:table-cell table:formula="of:=[.$D$10]*[.C24]/[.$C$20]" office:value-type="float" office:value="150.857142857143" calcext:value-type="float">
            <text:p>150.8571428571</text:p>
          </table:table-cell>
          <table:table-cell table:formula="of:=[.$D$10]*[.$C$20]/[.C24]" office:value-type="float" office:value="149.147727272727" calcext:value-type="float">
            <text:p>149.1477272727</text:p>
          </table:table-cell>
          <table:table-cell table:formula="of:=IMDIV([.$D$13]; COMPLEX([.$D$11];[.D24]-[.E24]))" office:value-type="string" office:string-value="2.95696666539388-11.7942647676505i" calcext:value-type="string">
            <text:p>2.95696666539388-11.7942647676505i</text:p>
          </table:table-cell>
          <table:table-cell table:formula="of:=IMABS([.F24])" office:value-type="float" office:value="12.1592899985851" calcext:value-type="float">
            <text:p>12.2</text:p>
          </table:table-cell>
          <table:table-cell table:formula="of:=20*LOG10([.G24]/[.$G$20])" office:value-type="float" office:value="-12.2812357568988" calcext:value-type="float">
            <text:p>-12.3</text:p>
          </table:table-cell>
          <table:table-cell table:formula="of:=[.H24]-[.H23]" office:value-type="float" office:value="-2.29792988001679" calcext:value-type="float">
            <text:p>-2.3</text:p>
          </table:table-cell>
          <table:table-cell table:style-name="ce5" table:formula="of:=[.$J$20]-([.$H$20]-[.H24])/[.$D$4]" office:value-type="float" office:value="-2.45624715137976" calcext:value-type="float">
            <text:p>-2.5</text:p>
          </table:table-cell>
          <table:table-cell table:style-name="ce5" table:formula="of:=-([.C24]-[.C23])/([.J24]-[.J23])" office:value-type="float" office:value="21.7587144128326" calcext:value-type="float">
            <text:p>21.8</text:p>
          </table:table-cell>
          <table:table-cell table:formula="of:=LN(([.C24]-[.$C$20])/[.$D$8])" office:value-type="float" office:value="0.693147180559945" calcext:value-type="float">
            <text:p>0.6931471806</text:p>
          </table:table-cell>
          <table:table-cell table:style-name="ce3" table:formula="of:=[.L24]-[.L23]" office:value-type="float" office:value="0.287682072451781" calcext:value-type="float">
            <text:p>0.29</text:p>
          </table:table-cell>
          <table:table-cell table:style-name="ce9" table:formula="of:=[.I24]/[.M24]" office:value-type="float" office:value="-7.98774098237196" calcext:value-type="float">
            <text:p>-8.0</text:p>
          </table:table-cell>
        </table:table-row>
        <table:table-row table:style-name="ro1">
          <table:table-cell table:number-columns-repeated="2"/>
          <table:table-cell table:formula="of:=[.C24]+[.$D$9]" office:value-type="float" office:value="7050" calcext:value-type="float">
            <text:p>7,050</text:p>
          </table:table-cell>
          <table:table-cell table:formula="of:=[.$D$10]*[.C25]/[.$C$20]" office:value-type="float" office:value="151.071428571429" calcext:value-type="float">
            <text:p>151.0714285714</text:p>
          </table:table-cell>
          <table:table-cell table:formula="of:=[.$D$10]*[.$C$20]/[.C25]" office:value-type="float" office:value="148.936170212766" calcext:value-type="float">
            <text:p>148.9361702128</text:p>
          </table:table-cell>
          <table:table-cell table:formula="of:=IMDIV([.$D$13]; COMPLEX([.$D$11];[.D25]-[.E25]))" office:value-type="string" office:string-value="1.93625766904023-9.64695753546653i" calcext:value-type="string">
            <text:p>1.93625766904023-9.64695753546653i</text:p>
          </table:table-cell>
          <table:table-cell table:formula="of:=IMABS([.F25])" office:value-type="float" office:value="9.8393538127263" calcext:value-type="float">
            <text:p>9.8</text:p>
          </table:table-cell>
          <table:table-cell table:formula="of:=20*LOG10([.G25]/[.$G$20])" office:value-type="float" office:value="-14.1200685343176" calcext:value-type="float">
            <text:p>-14.1</text:p>
          </table:table-cell>
          <table:table-cell table:formula="of:=[.H25]-[.H24]" office:value-type="float" office:value="-1.83883277741877" calcext:value-type="float">
            <text:p>-1.8</text:p>
          </table:table-cell>
          <table:table-cell table:style-name="ce5" table:formula="of:=[.$J$20]-([.$H$20]-[.H25])/[.$D$4]" office:value-type="float" office:value="-2.82401370686352" calcext:value-type="float">
            <text:p>-2.8</text:p>
          </table:table-cell>
          <table:table-cell table:style-name="ce5" table:formula="of:=-([.C25]-[.C24])/([.J25]-[.J24])" office:value-type="float" office:value="27.1911620317029" calcext:value-type="float">
            <text:p>27.2</text:p>
          </table:table-cell>
          <table:table-cell table:formula="of:=LN(([.C25]-[.$C$20])/[.$D$8])" office:value-type="float" office:value="0.916290731874155" calcext:value-type="float">
            <text:p>0.9162907319</text:p>
          </table:table-cell>
          <table:table-cell table:style-name="ce3" table:formula="of:=[.L25]-[.L24]" office:value-type="float" office:value="0.22314355131421" calcext:value-type="float">
            <text:p>0.22</text:p>
          </table:table-cell>
          <table:table-cell table:style-name="ce9" table:formula="of:=[.I25]/[.M25]" office:value-type="float" office:value="-8.24058220185578" calcext:value-type="float">
            <text:p>-8.2</text:p>
          </table:table-cell>
        </table:table-row>
        <table:table-row table:style-name="ro1">
          <table:table-cell table:number-columns-repeated="2"/>
          <table:table-cell table:formula="of:=[.C25]+[.$D$9]" office:value-type="float" office:value="7060" calcext:value-type="float">
            <text:p>7,060</text:p>
          </table:table-cell>
          <table:table-cell table:formula="of:=[.$D$10]*[.C26]/[.$C$20]" office:value-type="float" office:value="151.285714285714" calcext:value-type="float">
            <text:p>151.2857142857</text:p>
          </table:table-cell>
          <table:table-cell table:formula="of:=[.$D$10]*[.$C$20]/[.C26]" office:value-type="float" office:value="148.725212464589" calcext:value-type="float">
            <text:p>148.7252124646</text:p>
          </table:table-cell>
          <table:table-cell table:formula="of:=IMDIV([.$D$13]; COMPLEX([.$D$11];[.D26]-[.E26]))" office:value-type="string" office:string-value="1.3625945600756-8.14082698923349i" calcext:value-type="string">
            <text:p>1.3625945600756-8.14082698923349i</text:p>
          </table:table-cell>
          <table:table-cell table:formula="of:=IMABS([.F26])" office:value-type="float" office:value="8.25407341885084" calcext:value-type="float">
            <text:p>8.3</text:p>
          </table:table-cell>
          <table:table-cell table:formula="of:=20*LOG10([.G26]/[.$G$20])" office:value-type="float" office:value="-15.6460335357519" calcext:value-type="float">
            <text:p>-15.6</text:p>
          </table:table-cell>
          <table:table-cell table:formula="of:=[.H26]-[.H25]" office:value-type="float" office:value="-1.52596500143433" calcext:value-type="float">
            <text:p>-1.5</text:p>
          </table:table-cell>
          <table:table-cell table:style-name="ce5" table:formula="of:=[.$J$20]-([.$H$20]-[.H26])/[.$D$4]" office:value-type="float" office:value="-3.12920670715038" calcext:value-type="float">
            <text:p>-3.1</text:p>
          </table:table-cell>
          <table:table-cell table:style-name="ce5" table:formula="of:=-([.C26]-[.C25])/([.J26]-[.J25])" office:value-type="float" office:value="32.7661512243088" calcext:value-type="float">
            <text:p>32.8</text:p>
          </table:table-cell>
          <table:table-cell table:formula="of:=LN(([.C26]-[.$C$20])/[.$D$8])" office:value-type="float" office:value="1.09861228866811" calcext:value-type="float">
            <text:p>1.0986122887</text:p>
          </table:table-cell>
          <table:table-cell table:style-name="ce3" table:formula="of:=[.L26]-[.L25]" office:value-type="float" office:value="0.182321556793955" calcext:value-type="float">
            <text:p>0.18</text:p>
          </table:table-cell>
          <table:table-cell table:style-name="ce9" table:formula="of:=[.I26]/[.M26]" office:value-type="float" office:value="-8.36963564960593" calcext:value-type="float">
            <text:p>-8.4</text:p>
          </table:table-cell>
        </table:table-row>
        <table:table-row table:style-name="ro1">
          <table:table-cell table:number-columns-repeated="2"/>
          <table:table-cell table:formula="of:=[.C26]+[.$D$9]" office:value-type="float" office:value="7070" calcext:value-type="float">
            <text:p>7,070</text:p>
          </table:table-cell>
          <table:table-cell table:formula="of:=[.$D$10]*[.C27]/[.$C$20]" office:value-type="float" office:value="151.5" calcext:value-type="float">
            <text:p>151.5</text:p>
          </table:table-cell>
          <table:table-cell table:formula="of:=[.$D$10]*[.$C$20]/[.C27]" office:value-type="float" office:value="148.514851485149" calcext:value-type="float">
            <text:p>148.5148514851</text:p>
          </table:table-cell>
          <table:table-cell table:formula="of:=IMDIV([.$D$13]; COMPLEX([.$D$11];[.D27]-[.E27]))" office:value-type="string" office:string-value="1.00977355078291-7.0334227027305i" calcext:value-type="string">
            <text:p>1.00977355078291-7.0334227027305i</text:p>
          </table:table-cell>
          <table:table-cell table:formula="of:=IMABS([.F27])" office:value-type="float" office:value="7.10553851155178" calcext:value-type="float">
            <text:p>7.1</text:p>
          </table:table-cell>
          <table:table-cell table:formula="of:=20*LOG10([.G27]/[.$G$20])" office:value-type="float" office:value="-16.947460133969" calcext:value-type="float">
            <text:p>-16.9</text:p>
          </table:table-cell>
          <table:table-cell table:formula="of:=[.H27]-[.H26]" office:value-type="float" office:value="-1.30142659821706" calcext:value-type="float">
            <text:p>-1.3</text:p>
          </table:table-cell>
          <table:table-cell table:style-name="ce5" table:formula="of:=[.$J$20]-([.$H$20]-[.H27])/[.$D$4]" office:value-type="float" office:value="-3.3894920267938" calcext:value-type="float">
            <text:p>-3.4</text:p>
          </table:table-cell>
          <table:table-cell table:style-name="ce5" table:formula="of:=-([.C27]-[.C26])/([.J27]-[.J26])" office:value-type="float" office:value="38.4193776802313" calcext:value-type="float">
            <text:p>38.4</text:p>
          </table:table-cell>
          <table:table-cell table:formula="of:=LN(([.C27]-[.$C$20])/[.$D$8])" office:value-type="float" office:value="1.25276296849537" calcext:value-type="float">
            <text:p>1.2527629685</text:p>
          </table:table-cell>
          <table:table-cell table:style-name="ce3" table:formula="of:=[.L27]-[.L26]" office:value-type="float" office:value="0.154150679827258" calcext:value-type="float">
            <text:p>0.15</text:p>
          </table:table-cell>
          <table:table-cell table:style-name="ce9" table:formula="of:=[.I27]/[.M27]" office:value-type="float" office:value="-8.44256152276102" calcext:value-type="float">
            <text:p>-8.4</text:p>
          </table:table-cell>
        </table:table-row>
        <table:table-row table:style-name="ro1">
          <table:table-cell table:number-columns-repeated="2"/>
          <table:table-cell table:formula="of:=[.C27]+[.$D$9]" office:value-type="float" office:value="7080" calcext:value-type="float">
            <text:p>7,080</text:p>
          </table:table-cell>
          <table:table-cell table:formula="of:=[.$D$10]*[.C28]/[.$C$20]" office:value-type="float" office:value="151.714285714286" calcext:value-type="float">
            <text:p>151.7142857143</text:p>
          </table:table-cell>
          <table:table-cell table:formula="of:=[.$D$10]*[.$C$20]/[.C28]" office:value-type="float" office:value="148.305084745763" calcext:value-type="float">
            <text:p>148.3050847458</text:p>
          </table:table-cell>
          <table:table-cell table:formula="of:=IMDIV([.$D$13]; COMPLEX([.$D$11];[.D28]-[.E28]))" office:value-type="string" office:string-value="0.777860485164062-6.18772634525989i" calcext:value-type="string">
            <text:p>0.777860485164062-6.18772634525989i</text:p>
          </table:table-cell>
          <table:table-cell table:formula="of:=IMABS([.F28])" office:value-type="float" office:value="6.23642720299075" calcext:value-type="float">
            <text:p>6.2</text:p>
          </table:table-cell>
          <table:table-cell table:formula="of:=20*LOG10([.G28]/[.$G$20])" office:value-type="float" office:value="-18.0806829418018" calcext:value-type="float">
            <text:p>-18.1</text:p>
          </table:table-cell>
          <table:table-cell table:formula="of:=[.H28]-[.H27]" office:value-type="float" office:value="-1.13322280783284" calcext:value-type="float">
            <text:p>-1.1</text:p>
          </table:table-cell>
          <table:table-cell table:style-name="ce5" table:formula="of:=[.$J$20]-([.$H$20]-[.H28])/[.$D$4]" office:value-type="float" office:value="-3.61613658836037" calcext:value-type="float">
            <text:p>-3.6</text:p>
          </table:table-cell>
          <table:table-cell table:style-name="ce5" table:formula="of:=-([.C28]-[.C27])/([.J28]-[.J27])" office:value-type="float" office:value="44.1219499417057" calcext:value-type="float">
            <text:p>44.1</text:p>
          </table:table-cell>
          <table:table-cell table:formula="of:=LN(([.C28]-[.$C$20])/[.$D$8])" office:value-type="float" office:value="1.38629436111989" calcext:value-type="float">
            <text:p>1.3862943611</text:p>
          </table:table-cell>
          <table:table-cell table:style-name="ce3" table:formula="of:=[.L28]-[.L27]" office:value-type="float" office:value="0.133531392624523" calcext:value-type="float">
            <text:p>0.13</text:p>
          </table:table-cell>
          <table:table-cell table:style-name="ce9" table:formula="of:=[.I28]/[.M28]" office:value-type="float" office:value="-8.4865647362741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28]+[.$D$9]" office:value-type="float" office:value="7090" calcext:value-type="float">
            <text:p>7,090</text:p>
          </table:table-cell>
          <table:table-cell table:formula="of:=[.$D$10]*[.C29]/[.$C$20]" office:value-type="float" office:value="151.928571428571" calcext:value-type="float">
            <text:p>151.9285714286</text:p>
          </table:table-cell>
          <table:table-cell table:formula="of:=[.$D$10]*[.$C$20]/[.C29]" office:value-type="float" office:value="148.095909732017" calcext:value-type="float">
            <text:p>148.095909732</text:p>
          </table:table-cell>
          <table:table-cell table:formula="of:=IMDIV([.$D$13]; COMPLEX([.$D$11];[.D29]-[.E29]))" office:value-type="string" office:string-value="0.617474115423695-5.52199524519592i" calcext:value-type="string">
            <text:p>0.617474115423695-5.52199524519592i</text:p>
          </table:table-cell>
          <table:table-cell table:formula="of:=IMABS([.F29])" office:value-type="float" office:value="5.55641123128811" calcext:value-type="float">
            <text:p>5.6</text:p>
          </table:table-cell>
          <table:table-cell table:formula="of:=20*LOG10([.G29]/[.$G$20])" office:value-type="float" office:value="-19.0835124769059" calcext:value-type="float">
            <text:p>-19.1</text:p>
          </table:table-cell>
          <table:table-cell table:formula="of:=[.H29]-[.H28]" office:value-type="float" office:value="-1.00282953510408" calcext:value-type="float">
            <text:p>-1.0</text:p>
          </table:table-cell>
          <table:table-cell table:style-name="ce5" table:formula="of:=[.$J$20]-([.$H$20]-[.H29])/[.$D$4]" office:value-type="float" office:value="-3.81670249538118" calcext:value-type="float">
            <text:p>-3.8</text:p>
          </table:table-cell>
          <table:table-cell table:style-name="ce5" table:formula="of:=-([.C29]-[.C28])/([.J29]-[.J28])" office:value-type="float" office:value="49.8589224287361" calcext:value-type="float">
            <text:p>49.9</text:p>
          </table:table-cell>
          <table:table-cell table:formula="of:=LN(([.C29]-[.$C$20])/[.$D$8])" office:value-type="float" office:value="1.50407739677627" calcext:value-type="float">
            <text:p>1.5040773968</text:p>
          </table:table-cell>
          <table:table-cell table:style-name="ce3" table:formula="of:=[.L29]-[.L28]" office:value-type="float" office:value="0.117783035656384" calcext:value-type="float">
            <text:p>0.12</text:p>
          </table:table-cell>
          <table:table-cell table:style-name="ce9" table:formula="of:=[.I29]/[.M29]" office:value-type="float" office:value="-8.51421029790492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29]+[.$D$9]" office:value-type="float" office:value="7100" calcext:value-type="float">
            <text:p>7,100</text:p>
          </table:table-cell>
          <table:table-cell table:formula="of:=[.$D$10]*[.C30]/[.$C$20]" office:value-type="float" office:value="152.142857142857" calcext:value-type="float">
            <text:p>152.1428571429</text:p>
          </table:table-cell>
          <table:table-cell table:formula="of:=[.$D$10]*[.$C$20]/[.C30]" office:value-type="float" office:value="147.887323943662" calcext:value-type="float">
            <text:p>147.8873239437</text:p>
          </table:table-cell>
          <table:table-cell table:formula="of:=IMDIV([.$D$13]; COMPLEX([.$D$11];[.D30]-[.E30]))" office:value-type="string" office:string-value="0.502025630096444-4.984902383352i" calcext:value-type="string">
            <text:p>0.502025630096444-4.984902383352i</text:p>
          </table:table-cell>
          <table:table-cell table:formula="of:=IMABS([.F30])" office:value-type="float" office:value="5.01011791326533" calcext:value-type="float">
            <text:p>5.0</text:p>
          </table:table-cell>
          <table:table-cell table:formula="of:=20*LOG10([.G30]/[.$G$20])" office:value-type="float" office:value="-19.9824411443141" calcext:value-type="float">
            <text:p>-20.0</text:p>
          </table:table-cell>
          <table:table-cell table:formula="of:=[.H30]-[.H29]" office:value-type="float" office:value="-0.898928667408171" calcext:value-type="float">
            <text:p>-0.9</text:p>
          </table:table-cell>
          <table:table-cell table:style-name="ce5" table:formula="of:=[.$J$20]-([.$H$20]-[.H30])/[.$D$4]" office:value-type="float" office:value="-3.99648822886282" calcext:value-type="float">
            <text:p>-4.0</text:p>
          </table:table-cell>
          <table:table-cell table:style-name="ce5" table:formula="of:=-([.C30]-[.C29])/([.J30]-[.J29])" office:value-type="float" office:value="55.6217660119375" calcext:value-type="float">
            <text:p>55.6</text:p>
          </table:table-cell>
          <table:table-cell table:formula="of:=LN(([.C30]-[.$C$20])/[.$D$8])" office:value-type="float" office:value="1.6094379124341" calcext:value-type="float">
            <text:p>1.6094379124</text:p>
          </table:table-cell>
          <table:table-cell table:style-name="ce3" table:formula="of:=[.L30]-[.L29]" office:value-type="float" office:value="0.105360515657826" calcext:value-type="float">
            <text:p>0.11</text:p>
          </table:table-cell>
          <table:table-cell table:style-name="ce9" table:formula="of:=[.I30]/[.M30]" office:value-type="float" office:value="-8.5319311679109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30]+[.$D$9]" office:value-type="float" office:value="7110" calcext:value-type="float">
            <text:p>7,110</text:p>
          </table:table-cell>
          <table:table-cell table:formula="of:=[.$D$10]*[.C31]/[.$C$20]" office:value-type="float" office:value="152.357142857143" calcext:value-type="float">
            <text:p>152.3571428571</text:p>
          </table:table-cell>
          <table:table-cell table:formula="of:=[.$D$10]*[.$C$20]/[.C31]" office:value-type="float" office:value="147.679324894515" calcext:value-type="float">
            <text:p>147.6793248945</text:p>
          </table:table-cell>
          <table:table-cell table:formula="of:=IMDIV([.$D$13]; COMPLEX([.$D$11];[.D31]-[.E31]))" office:value-type="string" office:string-value="0.416197649033783-4.54275929019224i" calcext:value-type="string">
            <text:p>0.416197649033783-4.54275929019224i</text:p>
          </table:table-cell>
          <table:table-cell table:formula="of:=IMABS([.F31])" office:value-type="float" office:value="4.56178500717528" calcext:value-type="float">
            <text:p>4.6</text:p>
          </table:table-cell>
          <table:table-cell table:formula="of:=20*LOG10([.G31]/[.$G$20])" office:value-type="float" office:value="-20.7967038164287" calcext:value-type="float">
            <text:p>-20.8</text:p>
          </table:table-cell>
          <table:table-cell table:formula="of:=[.H31]-[.H30]" office:value-type="float" office:value="-0.81426267211458" calcext:value-type="float">
            <text:p>-0.8</text:p>
          </table:table-cell>
          <table:table-cell table:style-name="ce5" table:formula="of:=[.$J$20]-([.$H$20]-[.H31])/[.$D$4]" office:value-type="float" office:value="-4.15934076328573" calcext:value-type="float">
            <text:p>-4.2</text:p>
          </table:table-cell>
          <table:table-cell table:style-name="ce5" table:formula="of:=-([.C31]-[.C30])/([.J31]-[.J30])" office:value-type="float" office:value="61.405246380942" calcext:value-type="float">
            <text:p>61.4</text:p>
          </table:table-cell>
          <table:table-cell table:formula="of:=LN(([.C31]-[.$C$20])/[.$D$8])" office:value-type="float" office:value="1.70474809223843" calcext:value-type="float">
            <text:p>1.7047480922</text:p>
          </table:table-cell>
          <table:table-cell table:style-name="ce3" table:formula="of:=[.L31]-[.L30]" office:value-type="float" office:value="0.095310179804325" calcext:value-type="float">
            <text:p>0.10</text:p>
          </table:table-cell>
          <table:table-cell table:style-name="ce9" table:formula="of:=[.I31]/[.M31]" office:value-type="float" office:value="-8.54329174266893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31]+[.$D$9]" office:value-type="float" office:value="7120" calcext:value-type="float">
            <text:p>7,120</text:p>
          </table:table-cell>
          <table:table-cell table:formula="of:=[.$D$10]*[.C32]/[.$C$20]" office:value-type="float" office:value="152.571428571429" calcext:value-type="float">
            <text:p>152.5714285714</text:p>
          </table:table-cell>
          <table:table-cell table:formula="of:=[.$D$10]*[.$C$20]/[.C32]" office:value-type="float" office:value="147.47191011236" calcext:value-type="float">
            <text:p>147.4719101124</text:p>
          </table:table-cell>
          <table:table-cell table:formula="of:=IMDIV([.$D$13]; COMPLEX([.$D$11];[.D32]-[.E32]))" office:value-type="string" office:string-value="0.350672302687616-4.17260638815938i" calcext:value-type="string">
            <text:p>0.350672302687616-4.17260638815938i</text:p>
          </table:table-cell>
          <table:table-cell table:formula="of:=IMABS([.F32])" office:value-type="float" office:value="4.18731598215142" calcext:value-type="float">
            <text:p>4.2</text:p>
          </table:table-cell>
          <table:table-cell table:formula="of:=20*LOG10([.G32]/[.$G$20])" office:value-type="float" office:value="-21.5406853918151" calcext:value-type="float">
            <text:p>-21.5</text:p>
          </table:table-cell>
          <table:table-cell table:formula="of:=[.H32]-[.H31]" office:value-type="float" office:value="-0.743981575386453" calcext:value-type="float">
            <text:p>-0.7</text:p>
          </table:table-cell>
          <table:table-cell table:style-name="ce5" table:formula="of:=[.$J$20]-([.$H$20]-[.H32])/[.$D$4]" office:value-type="float" office:value="-4.30813707836302" calcext:value-type="float">
            <text:p>-4.3</text:p>
          </table:table-cell>
          <table:table-cell table:style-name="ce5" table:formula="of:=-([.C32]-[.C31])/([.J32]-[.J31])" office:value-type="float" office:value="67.2059653816402" calcext:value-type="float">
            <text:p>67.2</text:p>
          </table:table-cell>
          <table:table-cell table:formula="of:=LN(([.C32]-[.$C$20])/[.$D$8])" office:value-type="float" office:value="1.79175946922806" calcext:value-type="float">
            <text:p>1.7917594692</text:p>
          </table:table-cell>
          <table:table-cell table:style-name="ce3" table:formula="of:=[.L32]-[.L31]" office:value-type="float" office:value="0.0870113769896297" calcext:value-type="float">
            <text:p>0.09</text:p>
          </table:table-cell>
          <table:table-cell table:style-name="ce9" table:formula="of:=[.I32]/[.M32]" office:value-type="float" office:value="-8.55039422574732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2]+[.$D$9]" office:value-type="float" office:value="7130" calcext:value-type="float">
            <text:p>7,130</text:p>
          </table:table-cell>
          <table:table-cell table:formula="of:=[.$D$10]*[.C33]/[.$C$20]" office:value-type="float" office:value="152.785714285714" calcext:value-type="float">
            <text:p>152.7857142857</text:p>
          </table:table-cell>
          <table:table-cell table:formula="of:=[.$D$10]*[.$C$20]/[.C33]" office:value-type="float" office:value="147.26507713885" calcext:value-type="float">
            <text:p>147.2650771389</text:p>
          </table:table-cell>
          <table:table-cell table:formula="of:=IMDIV([.$D$13]; COMPLEX([.$D$11];[.D33]-[.E33]))" office:value-type="string" office:string-value="0.299521904960471-3.85828742792348i" calcext:value-type="string">
            <text:p>0.299521904960471-3.85828742792348i</text:p>
          </table:table-cell>
          <table:table-cell table:formula="of:=IMABS([.F33])" office:value-type="float" office:value="3.86989602547969" calcext:value-type="float">
            <text:p>3.9</text:p>
          </table:table-cell>
          <table:table-cell table:formula="of:=20*LOG10([.G33]/[.$G$20])" office:value-type="float" office:value="-22.2254141515464" calcext:value-type="float">
            <text:p>-22.2</text:p>
          </table:table-cell>
          <table:table-cell table:formula="of:=[.H33]-[.H32]" office:value-type="float" office:value="-0.684728759731307" calcext:value-type="float">
            <text:p>-0.7</text:p>
          </table:table-cell>
          <table:table-cell table:style-name="ce5" table:formula="of:=[.$J$20]-([.$H$20]-[.H33])/[.$D$4]" office:value-type="float" office:value="-4.44508283030929" calcext:value-type="float">
            <text:p>-4.4</text:p>
          </table:table-cell>
          <table:table-cell table:style-name="ce5" table:formula="of:=-([.C33]-[.C32])/([.J33]-[.J32])" office:value-type="float" office:value="73.0216151861656" calcext:value-type="float">
            <text:p>73.0</text:p>
          </table:table-cell>
          <table:table-cell table:formula="of:=LN(([.C33]-[.$C$20])/[.$D$8])" office:value-type="float" office:value="1.87180217690159" calcext:value-type="float">
            <text:p>1.8718021769</text:p>
          </table:table-cell>
          <table:table-cell table:style-name="ce3" table:formula="of:=[.L33]-[.L32]" office:value-type="float" office:value="0.0800427076735364" calcext:value-type="float">
            <text:p>0.08</text:p>
          </table:table-cell>
          <table:table-cell table:style-name="ce9" table:formula="of:=[.I33]/[.M33]" office:value-type="float" office:value="-8.55454268893619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3]+[.$D$9]" office:value-type="float" office:value="7140" calcext:value-type="float">
            <text:p>7,140</text:p>
          </table:table-cell>
          <table:table-cell table:formula="of:=[.$D$10]*[.C34]/[.$C$20]" office:value-type="float" office:value="153" calcext:value-type="float">
            <text:p>153</text:p>
          </table:table-cell>
          <table:table-cell table:formula="of:=[.$D$10]*[.$C$20]/[.C34]" office:value-type="float" office:value="147.058823529412" calcext:value-type="float">
            <text:p>147.0588235294</text:p>
          </table:table-cell>
          <table:table-cell table:formula="of:=IMDIV([.$D$13]; COMPLEX([.$D$11];[.D34]-[.E34]))" office:value-type="string" office:string-value="0.258831724549707-3.58811822071848i" calcext:value-type="string">
            <text:p>0.258831724549707-3.58811822071848i</text:p>
          </table:table-cell>
          <table:table-cell table:formula="of:=IMABS([.F34])" office:value-type="float" office:value="3.59744162252639" calcext:value-type="float">
            <text:p>3.6</text:p>
          </table:table-cell>
          <table:table-cell table:formula="of:=20*LOG10([.G34]/[.$G$20])" office:value-type="float" office:value="-22.8595249836531" calcext:value-type="float">
            <text:p>-22.9</text:p>
          </table:table-cell>
          <table:table-cell table:formula="of:=[.H34]-[.H33]" office:value-type="float" office:value="-0.634110832106632" calcext:value-type="float">
            <text:p>-0.6</text:p>
          </table:table-cell>
          <table:table-cell table:style-name="ce5" table:formula="of:=[.$J$20]-([.$H$20]-[.H34])/[.$D$4]" office:value-type="float" office:value="-4.57190499673061" calcext:value-type="float">
            <text:p>-4.6</text:p>
          </table:table-cell>
          <table:table-cell table:style-name="ce5" table:formula="of:=-([.C34]-[.C33])/([.J34]-[.J33])" office:value-type="float" office:value="78.8505691251022" calcext:value-type="float">
            <text:p>78.9</text:p>
          </table:table-cell>
          <table:table-cell table:formula="of:=LN(([.C34]-[.$C$20])/[.$D$8])" office:value-type="float" office:value="1.94591014905531" calcext:value-type="float">
            <text:p>1.9459101491</text:p>
          </table:table-cell>
          <table:table-cell table:style-name="ce3" table:formula="of:=[.L34]-[.L33]" office:value-type="float" office:value="0.0741079721537219" calcext:value-type="float">
            <text:p>0.07</text:p>
          </table:table-cell>
          <table:table-cell table:style-name="ce9" table:formula="of:=[.I34]/[.M34]" office:value-type="float" office:value="-8.5565805361844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4]+[.$D$9]" office:value-type="float" office:value="7150" calcext:value-type="float">
            <text:p>7,150</text:p>
          </table:table-cell>
          <table:table-cell table:formula="of:=[.$D$10]*[.C35]/[.$C$20]" office:value-type="float" office:value="153.214285714286" calcext:value-type="float">
            <text:p>153.2142857143</text:p>
          </table:table-cell>
          <table:table-cell table:formula="of:=[.$D$10]*[.$C$20]/[.C35]" office:value-type="float" office:value="146.853146853147" calcext:value-type="float">
            <text:p>146.8531468531</text:p>
          </table:table-cell>
          <table:table-cell table:formula="of:=IMDIV([.$D$13]; COMPLEX([.$D$11];[.D35]-[.E35]))" office:value-type="string" office:string-value="0.225933070490532-3.35344714766541i" calcext:value-type="string">
            <text:p>0.225933070490532-3.35344714766541i</text:p>
          </table:table-cell>
          <table:table-cell table:formula="of:=IMABS([.F35])" office:value-type="float" office:value="3.36104946772977" calcext:value-type="float">
            <text:p>3.4</text:p>
          </table:table-cell>
          <table:table-cell table:formula="of:=20*LOG10([.G35]/[.$G$20])" office:value-type="float" office:value="-23.4499019979736" calcext:value-type="float">
            <text:p>-23.4</text:p>
          </table:table-cell>
          <table:table-cell table:formula="of:=[.H35]-[.H34]" office:value-type="float" office:value="-0.590377014320577" calcext:value-type="float">
            <text:p>-0.6</text:p>
          </table:table-cell>
          <table:table-cell table:style-name="ce5" table:formula="of:=[.$J$20]-([.$H$20]-[.H35])/[.$D$4]" office:value-type="float" office:value="-4.68998039959473" calcext:value-type="float">
            <text:p>-4.7</text:p>
          </table:table-cell>
          <table:table-cell table:style-name="ce5" table:formula="of:=-([.C35]-[.C34])/([.J35]-[.J34])" office:value-type="float" office:value="84.6916441310666" calcext:value-type="float">
            <text:p>84.7</text:p>
          </table:table-cell>
          <table:table-cell table:formula="of:=LN(([.C35]-[.$C$20])/[.$D$8])" office:value-type="float" office:value="2.01490302054226" calcext:value-type="float">
            <text:p>2.0149030205</text:p>
          </table:table-cell>
          <table:table-cell table:style-name="ce3" table:formula="of:=[.L35]-[.L34]" office:value-type="float" office:value="0.0689928714869514" calcext:value-type="float">
            <text:p>0.07</text:p>
          </table:table-cell>
          <table:table-cell table:style-name="ce9" table:formula="of:=[.I35]/[.M35]" office:value-type="float" office:value="-8.55707265977811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5]+[.$D$9]" office:value-type="float" office:value="7160" calcext:value-type="float">
            <text:p>7,160</text:p>
          </table:table-cell>
          <table:table-cell table:formula="of:=[.$D$10]*[.C36]/[.$C$20]" office:value-type="float" office:value="153.428571428571" calcext:value-type="float">
            <text:p>153.4285714286</text:p>
          </table:table-cell>
          <table:table-cell table:formula="of:=[.$D$10]*[.$C$20]/[.C36]" office:value-type="float" office:value="146.648044692737" calcext:value-type="float">
            <text:p>146.6480446927</text:p>
          </table:table-cell>
          <table:table-cell table:formula="of:=IMDIV([.$D$13]; COMPLEX([.$D$11];[.D36]-[.E36]))" office:value-type="string" office:string-value="0.19895644269035-3.14773545083279i" calcext:value-type="string">
            <text:p>0.19895644269035-3.14773545083279i</text:p>
          </table:table-cell>
          <table:table-cell table:formula="of:=IMABS([.F36])" office:value-type="float" office:value="3.15401682533837" calcext:value-type="float">
            <text:p>3.2</text:p>
          </table:table-cell>
          <table:table-cell table:formula="of:=20*LOG10([.G36]/[.$G$20])" office:value-type="float" office:value="-24.002119971212" calcext:value-type="float">
            <text:p>-24.0</text:p>
          </table:table-cell>
          <table:table-cell table:formula="of:=[.H36]-[.H35]" office:value-type="float" office:value="-0.552217973238324" calcext:value-type="float">
            <text:p>-0.6</text:p>
          </table:table-cell>
          <table:table-cell table:style-name="ce5" table:formula="of:=[.$J$20]-([.$H$20]-[.H36])/[.$D$4]" office:value-type="float" office:value="-4.80042399424239" calcext:value-type="float">
            <text:p>-4.8</text:p>
          </table:table-cell>
          <table:table-cell table:style-name="ce5" table:formula="of:=-([.C36]-[.C35])/([.J36]-[.J35])" office:value-type="float" office:value="90.5439562330604" calcext:value-type="float">
            <text:p>90.5</text:p>
          </table:table-cell>
          <table:table-cell table:formula="of:=LN(([.C36]-[.$C$20])/[.$D$8])" office:value-type="float" office:value="2.07944154167984" calcext:value-type="float">
            <text:p>2.0794415417</text:p>
          </table:table-cell>
          <table:table-cell table:style-name="ce3" table:formula="of:=[.L36]-[.L35]" office:value-type="float" office:value="0.0645385211375711" calcext:value-type="float">
            <text:p>0.06</text:p>
          </table:table-cell>
          <table:table-cell table:style-name="ce9" table:formula="of:=[.I36]/[.M36]" office:value-type="float" office:value="-8.55640884706995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6]+[.$D$9]" office:value-type="float" office:value="7170" calcext:value-type="float">
            <text:p>7,170</text:p>
          </table:table-cell>
          <table:table-cell table:formula="of:=[.$D$10]*[.C37]/[.$C$20]" office:value-type="float" office:value="153.642857142857" calcext:value-type="float">
            <text:p>153.6428571429</text:p>
          </table:table-cell>
          <table:table-cell table:formula="of:=[.$D$10]*[.$C$20]/[.C37]" office:value-type="float" office:value="146.443514644351" calcext:value-type="float">
            <text:p>146.4435146444</text:p>
          </table:table-cell>
          <table:table-cell table:formula="of:=IMDIV([.$D$13]; COMPLEX([.$D$11];[.D37]-[.E37]))" office:value-type="string" office:string-value="0.176560870515714-2.96595175024619i" calcext:value-type="string">
            <text:p>0.176560870515714-2.96595175024619i</text:p>
          </table:table-cell>
          <table:table-cell table:formula="of:=IMABS([.F37])" office:value-type="float" office:value="2.97120237038572" calcext:value-type="float">
            <text:p>3.0</text:p>
          </table:table-cell>
          <table:table-cell table:formula="of:=20*LOG10([.G37]/[.$G$20])" office:value-type="float" office:value="-24.5207554293163" calcext:value-type="float">
            <text:p>-24.5</text:p>
          </table:table-cell>
          <table:table-cell table:formula="of:=[.H37]-[.H36]" office:value-type="float" office:value="-0.518635458104349" calcext:value-type="float">
            <text:p>-0.5</text:p>
          </table:table-cell>
          <table:table-cell table:style-name="ce5" table:formula="of:=[.$J$20]-([.$H$20]-[.H37])/[.$D$4]" office:value-type="float" office:value="-4.90415108586326" calcext:value-type="float">
            <text:p>-4.9</text:p>
          </table:table-cell>
          <table:table-cell table:style-name="ce5" table:formula="of:=-([.C37]-[.C36])/([.J37]-[.J36])" office:value-type="float" office:value="96.4068291488467" calcext:value-type="float">
            <text:p>96.4</text:p>
          </table:table-cell>
          <table:table-cell table:formula="of:=LN(([.C37]-[.$C$20])/[.$D$8])" office:value-type="float" office:value="2.14006616349627" calcext:value-type="float">
            <text:p>2.1400661635</text:p>
          </table:table-cell>
          <table:table-cell table:style-name="ce3" table:formula="of:=[.L37]-[.L36]" office:value-type="float" office:value="0.060624621816435" calcext:value-type="float">
            <text:p>0.06</text:p>
          </table:table-cell>
          <table:table-cell table:style-name="ce9" table:formula="of:=[.I37]/[.M37]" office:value-type="float" office:value="-8.55486504599934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7]+[.$D$9]" office:value-type="float" office:value="7180" calcext:value-type="float">
            <text:p>7,180</text:p>
          </table:table-cell>
          <table:table-cell table:formula="of:=[.$D$10]*[.C38]/[.$C$20]" office:value-type="float" office:value="153.857142857143" calcext:value-type="float">
            <text:p>153.8571428571</text:p>
          </table:table-cell>
          <table:table-cell table:formula="of:=[.$D$10]*[.$C$20]/[.C38]" office:value-type="float" office:value="146.239554317549" calcext:value-type="float">
            <text:p>146.2395543175</text:p>
          </table:table-cell>
          <table:table-cell table:formula="of:=IMDIV([.$D$13]; COMPLEX([.$D$11];[.D38]-[.E38]))" office:value-type="string" office:string-value="0.157764367964954-2.80416276318767i" calcext:value-type="string">
            <text:p>0.157764367964954-2.80416276318767i</text:p>
          </table:table-cell>
          <table:table-cell table:formula="of:=IMABS([.F38])" office:value-type="float" office:value="2.8085972296233" calcext:value-type="float">
            <text:p>2.8</text:p>
          </table:table-cell>
          <table:table-cell table:formula="of:=20*LOG10([.G38]/[.$G$20])" office:value-type="float" office:value="-25.0096108241829" calcext:value-type="float">
            <text:p>-25.0</text:p>
          </table:table-cell>
          <table:table-cell table:formula="of:=[.H38]-[.H37]" office:value-type="float" office:value="-0.488855394866633" calcext:value-type="float">
            <text:p>-0.5</text:p>
          </table:table-cell>
          <table:table-cell table:style-name="ce5" table:formula="of:=[.$J$20]-([.$H$20]-[.H38])/[.$D$4]" office:value-type="float" office:value="-5.00192216483659" calcext:value-type="float">
            <text:p>-5.0</text:p>
          </table:table-cell>
          <table:table-cell table:style-name="ce5" table:formula="of:=-([.C38]-[.C37])/([.J38]-[.J37])" office:value-type="float" office:value="102.279734508486" calcext:value-type="float">
            <text:p>102.3</text:p>
          </table:table-cell>
          <table:table-cell table:formula="of:=LN(([.C38]-[.$C$20])/[.$D$8])" office:value-type="float" office:value="2.19722457733622" calcext:value-type="float">
            <text:p>2.1972245773</text:p>
          </table:table-cell>
          <table:table-cell table:style-name="ce3" table:formula="of:=[.L38]-[.L37]" office:value-type="float" office:value="0.0571584138399488" calcext:value-type="float">
            <text:p>0.06</text:p>
          </table:table-cell>
          <table:table-cell table:style-name="ce9" table:formula="of:=[.I38]/[.M38]" office:value-type="float" office:value="-8.55264102036654" calcext:value-type="float">
            <text:p>-8.6</text:p>
          </table:table-cell>
        </table:table-row>
        <table:table-row table:style-name="ro1">
          <table:table-cell table:number-columns-repeated="2"/>
          <table:table-cell table:formula="of:=[.C38]+[.$D$9]" office:value-type="float" office:value="7190" calcext:value-type="float">
            <text:p>7,190</text:p>
          </table:table-cell>
          <table:table-cell table:formula="of:=[.$D$10]*[.C39]/[.$C$20]" office:value-type="float" office:value="154.071428571429" calcext:value-type="float">
            <text:p>154.0714285714</text:p>
          </table:table-cell>
          <table:table-cell table:formula="of:=[.$D$10]*[.$C$20]/[.C39]" office:value-type="float" office:value="146.036161335188" calcext:value-type="float">
            <text:p>146.0361613352</text:p>
          </table:table-cell>
          <table:table-cell table:formula="of:=IMDIV([.$D$13]; COMPLEX([.$D$11];[.D39]-[.E39]))" office:value-type="string" office:string-value="0.141834562564059-2.65925009825424i" calcext:value-type="string">
            <text:p>0.141834562564059-2.65925009825424i</text:p>
          </table:table-cell>
          <table:table-cell table:formula="of:=IMABS([.F39])" office:value-type="float" office:value="2.66302987745217" calcext:value-type="float">
            <text:p>2.7</text:p>
          </table:table-cell>
          <table:table-cell table:formula="of:=20*LOG10([.G39]/[.$G$20])" office:value-type="float" office:value="-25.4718793073984" calcext:value-type="float">
            <text:p>-25.5</text:p>
          </table:table-cell>
          <table:table-cell table:formula="of:=[.H39]-[.H38]" office:value-type="float" office:value="-0.462268483215432" calcext:value-type="float">
            <text:p>-0.5</text:p>
          </table:table-cell>
          <table:table-cell table:style-name="ce5" table:formula="of:=[.$J$20]-([.$H$20]-[.H39])/[.$D$4]" office:value-type="float" office:value="-5.09437586147967" calcext:value-type="float">
            <text:p>-5.1</text:p>
          </table:table-cell>
          <table:table-cell table:style-name="ce5" table:formula="of:=-([.C39]-[.C38])/([.J39]-[.J38])" office:value-type="float" office:value="108.162251625315" calcext:value-type="float">
            <text:p>108.2</text:p>
          </table:table-cell>
          <table:table-cell table:formula="of:=LN(([.C39]-[.$C$20])/[.$D$8])" office:value-type="float" office:value="2.2512917986065" calcext:value-type="float">
            <text:p>2.2512917986</text:p>
          </table:table-cell>
          <table:table-cell table:style-name="ce3" table:formula="of:=[.L39]-[.L38]" office:value-type="float" office:value="0.0540672212702757" calcext:value-type="float">
            <text:p>0.05</text:p>
          </table:table-cell>
          <table:table-cell table:style-name="ce9" table:formula="of:=[.I39]/[.M39]" office:value-type="float" office:value="-8.54988424325722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39]+[.$D$9]" office:value-type="float" office:value="7200" calcext:value-type="float">
            <text:p>7,200</text:p>
          </table:table-cell>
          <table:table-cell table:formula="of:=[.$D$10]*[.C40]/[.$C$20]" office:value-type="float" office:value="154.285714285714" calcext:value-type="float">
            <text:p>154.2857142857</text:p>
          </table:table-cell>
          <table:table-cell table:formula="of:=[.$D$10]*[.$C$20]/[.C40]" office:value-type="float" office:value="145.833333333333" calcext:value-type="float">
            <text:p>145.8333333333</text:p>
          </table:table-cell>
          <table:table-cell table:formula="of:=IMDIV([.$D$13]; COMPLEX([.$D$11];[.D40]-[.E40]))" office:value-type="string" office:string-value="0.128216289800474-2.52871015995378i" calcext:value-type="string">
            <text:p>0.128216289800474-2.52871015995378i</text:p>
          </table:table-cell>
          <table:table-cell table:formula="of:=IMABS([.F40])" office:value-type="float" office:value="2.5319586272338" calcext:value-type="float">
            <text:p>2.5</text:p>
          </table:table-cell>
          <table:table-cell table:formula="of:=20*LOG10([.G40]/[.$G$20])" office:value-type="float" office:value="-25.9102679880199" calcext:value-type="float">
            <text:p>-25.9</text:p>
          </table:table-cell>
          <table:table-cell table:formula="of:=[.H40]-[.H39]" office:value-type="float" office:value="-0.438388680621486" calcext:value-type="float">
            <text:p>-0.4</text:p>
          </table:table-cell>
          <table:table-cell table:style-name="ce5" table:formula="of:=[.$J$20]-([.$H$20]-[.H40])/[.$D$4]" office:value-type="float" office:value="-5.18205359760397" calcext:value-type="float">
            <text:p>-5.2</text:p>
          </table:table-cell>
          <table:table-cell table:style-name="ce5" table:formula="of:=-([.C40]-[.C39])/([.J40]-[.J39])" office:value-type="float" office:value="114.054039737332" calcext:value-type="float">
            <text:p>114.1</text:p>
          </table:table-cell>
          <table:table-cell table:formula="of:=LN(([.C40]-[.$C$20])/[.$D$8])" office:value-type="float" office:value="2.30258509299405" calcext:value-type="float">
            <text:p>2.302585093</text:p>
          </table:table-cell>
          <table:table-cell table:style-name="ce3" table:formula="of:=[.L40]-[.L39]" office:value-type="float" office:value="0.0512932943875506" calcext:value-type="float">
            <text:p>0.05</text:p>
          </table:table-cell>
          <table:table-cell table:style-name="ce9" table:formula="of:=[.I40]/[.M40]" office:value-type="float" office:value="-8.54670548764533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0]+[.$D$9]" office:value-type="float" office:value="7210" calcext:value-type="float">
            <text:p>7,210</text:p>
          </table:table-cell>
          <table:table-cell table:formula="of:=[.$D$10]*[.C41]/[.$C$20]" office:value-type="float" office:value="154.5" calcext:value-type="float">
            <text:p>154.5</text:p>
          </table:table-cell>
          <table:table-cell table:formula="of:=[.$D$10]*[.$C$20]/[.C41]" office:value-type="float" office:value="145.631067961165" calcext:value-type="float">
            <text:p>145.6310679612</text:p>
          </table:table-cell>
          <table:table-cell table:formula="of:=IMDIV([.$D$13]; COMPLEX([.$D$11];[.D41]-[.E41]))" office:value-type="string" office:string-value="0.116482543401661-2.41051010932659i" calcext:value-type="string">
            <text:p>0.116482543401661-2.41051010932659i</text:p>
          </table:table-cell>
          <table:table-cell table:formula="of:=IMABS([.F41])" office:value-type="float" office:value="2.41332284829092" calcext:value-type="float">
            <text:p>2.4</text:p>
          </table:table-cell>
          <table:table-cell table:formula="of:=20*LOG10([.G41]/[.$G$20])" office:value-type="float" office:value="-26.3270915942366" calcext:value-type="float">
            <text:p>-26.3</text:p>
          </table:table-cell>
          <table:table-cell table:formula="of:=[.H41]-[.H40]" office:value-type="float" office:value="-0.416823606216724" calcext:value-type="float">
            <text:p>-0.4</text:p>
          </table:table-cell>
          <table:table-cell table:style-name="ce5" table:formula="of:=[.$J$20]-([.$H$20]-[.H41])/[.$D$4]" office:value-type="float" office:value="-5.26541831884732" calcext:value-type="float">
            <text:p>-5.3</text:p>
          </table:table-cell>
          <table:table-cell table:style-name="ce5" table:formula="of:=-([.C41]-[.C40])/([.J41]-[.J40])" office:value-type="float" office:value="119.954818427445" calcext:value-type="float">
            <text:p>120.0</text:p>
          </table:table-cell>
          <table:table-cell table:formula="of:=LN(([.C41]-[.$C$20])/[.$D$8])" office:value-type="float" office:value="2.35137525716348" calcext:value-type="float">
            <text:p>2.3513752572</text:p>
          </table:table-cell>
          <table:table-cell table:style-name="ce3" table:formula="of:=[.L41]-[.L40]" office:value-type="float" office:value="0.0487901641694317" calcext:value-type="float">
            <text:p>0.05</text:p>
          </table:table-cell>
          <table:table-cell table:style-name="ce9" table:formula="of:=[.I41]/[.M41]" office:value-type="float" office:value="-8.54318925366262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1]+[.$D$9]" office:value-type="float" office:value="7220" calcext:value-type="float">
            <text:p>7,220</text:p>
          </table:table-cell>
          <table:table-cell table:formula="of:=[.$D$10]*[.C42]/[.$C$20]" office:value-type="float" office:value="154.714285714286" calcext:value-type="float">
            <text:p>154.7142857143</text:p>
          </table:table-cell>
          <table:table-cell table:formula="of:=[.$D$10]*[.$C$20]/[.C42]" office:value-type="float" office:value="145.429362880886" calcext:value-type="float">
            <text:p>145.4293628809</text:p>
          </table:table-cell>
          <table:table-cell table:formula="of:=IMDIV([.$D$13]; COMPLEX([.$D$11];[.D42]-[.E42]))" office:value-type="string" office:string-value="0.106300556611937-2.30298241900819i" calcext:value-type="string">
            <text:p>0.106300556611937-2.30298241900819i</text:p>
          </table:table-cell>
          <table:table-cell table:formula="of:=IMABS([.F42])" office:value-type="float" office:value="2.30543441255587" calcext:value-type="float">
            <text:p>2.3</text:p>
          </table:table-cell>
          <table:table-cell table:formula="of:=20*LOG10([.G42]/[.$G$20])" office:value-type="float" office:value="-26.7243446575007" calcext:value-type="float">
            <text:p>-26.7</text:p>
          </table:table-cell>
          <table:table-cell table:formula="of:=[.H42]-[.H41]" office:value-type="float" office:value="-0.39725306326412" calcext:value-type="float">
            <text:p>-0.4</text:p>
          </table:table-cell>
          <table:table-cell table:style-name="ce5" table:formula="of:=[.$J$20]-([.$H$20]-[.H42])/[.$D$4]" office:value-type="float" office:value="-5.34486893150014" calcext:value-type="float">
            <text:p>-5.3</text:p>
          </table:table-cell>
          <table:table-cell table:style-name="ce5" table:formula="of:=-([.C42]-[.C41])/([.J42]-[.J41])" office:value-type="float" office:value="125.8643535412" calcext:value-type="float">
            <text:p>125.9</text:p>
          </table:table-cell>
          <table:table-cell table:formula="of:=LN(([.C42]-[.$C$20])/[.$D$8])" office:value-type="float" office:value="2.39789527279837" calcext:value-type="float">
            <text:p>2.3978952728</text:p>
          </table:table-cell>
          <table:table-cell table:style-name="ce3" table:formula="of:=[.L42]-[.L41]" office:value-type="float" office:value="0.0465200156348931" calcext:value-type="float">
            <text:p>0.05</text:p>
          </table:table-cell>
          <table:table-cell table:style-name="ce9" table:formula="of:=[.I42]/[.M42]" office:value-type="float" office:value="-8.53940089749571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2]+[.$D$9]" office:value-type="float" office:value="7230" calcext:value-type="float">
            <text:p>7,230</text:p>
          </table:table-cell>
          <table:table-cell table:formula="of:=[.$D$10]*[.C43]/[.$C$20]" office:value-type="float" office:value="154.928571428571" calcext:value-type="float">
            <text:p>154.9285714286</text:p>
          </table:table-cell>
          <table:table-cell table:formula="of:=[.$D$10]*[.$C$20]/[.C43]" office:value-type="float" office:value="145.228215767635" calcext:value-type="float">
            <text:p>145.2282157676</text:p>
          </table:table-cell>
          <table:table-cell table:formula="of:=IMDIV([.$D$13]; COMPLEX([.$D$11];[.D43]-[.E43]))" office:value-type="string" office:string-value="0.0974079085058826-2.20474649895507i" calcext:value-type="string">
            <text:p>0.0974079085058826-2.20474649895507i</text:p>
          </table:table-cell>
          <table:table-cell table:formula="of:=IMABS([.F43])" office:value-type="float" office:value="2.20689723940516" calcext:value-type="float">
            <text:p>2.2</text:p>
          </table:table-cell>
          <table:table-cell table:formula="of:=20*LOG10([.G43]/[.$G$20])" office:value-type="float" office:value="-27.1037578584515" calcext:value-type="float">
            <text:p>-27.1</text:p>
          </table:table-cell>
          <table:table-cell table:formula="of:=[.H43]-[.H42]" office:value-type="float" office:value="-0.379413200950779" calcext:value-type="float">
            <text:p>-0.4</text:p>
          </table:table-cell>
          <table:table-cell table:style-name="ce5" table:formula="of:=[.$J$20]-([.$H$20]-[.H43])/[.$D$4]" office:value-type="float" office:value="-5.4207515716903" calcext:value-type="float">
            <text:p>-5.4</text:p>
          </table:table-cell>
          <table:table-cell table:style-name="ce5" table:formula="of:=-([.C43]-[.C42])/([.J43]-[.J42])" office:value-type="float" office:value="131.782446880351" calcext:value-type="float">
            <text:p>131.8</text:p>
          </table:table-cell>
          <table:table-cell table:formula="of:=LN(([.C43]-[.$C$20])/[.$D$8])" office:value-type="float" office:value="2.4423470353692" calcext:value-type="float">
            <text:p>2.4423470354</text:p>
          </table:table-cell>
          <table:table-cell table:style-name="ce3" table:formula="of:=[.L43]-[.L42]" office:value-type="float" office:value="0.0444517625708336" calcext:value-type="float">
            <text:p>0.04</text:p>
          </table:table-cell>
          <table:table-cell table:style-name="ce9" table:formula="of:=[.I43]/[.M43]" office:value-type="float" office:value="-8.5353916022157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3]+[.$D$9]" office:value-type="float" office:value="7240" calcext:value-type="float">
            <text:p>7,240</text:p>
          </table:table-cell>
          <table:table-cell table:formula="of:=[.$D$10]*[.C44]/[.$C$20]" office:value-type="float" office:value="155.142857142857" calcext:value-type="float">
            <text:p>155.1428571429</text:p>
          </table:table-cell>
          <table:table-cell table:formula="of:=[.$D$10]*[.$C$20]/[.C44]" office:value-type="float" office:value="145.027624309392" calcext:value-type="float">
            <text:p>145.0276243094</text:p>
          </table:table-cell>
          <table:table-cell table:formula="of:=IMDIV([.$D$13]; COMPLEX([.$D$11];[.D44]-[.E44]))" office:value-type="string" office:string-value="0.0895954081293587-2.11464963275481i" calcext:value-type="string">
            <text:p>0.0895954081293587-2.11464963275481i</text:p>
          </table:table-cell>
          <table:table-cell table:formula="of:=IMABS([.F44])" office:value-type="float" office:value="2.1165468117828" calcext:value-type="float">
            <text:p>2.1</text:p>
          </table:table-cell>
          <table:table-cell table:formula="of:=20*LOG10([.G44]/[.$G$20])" office:value-type="float" office:value="-27.4668425220942" calcext:value-type="float">
            <text:p>-27.5</text:p>
          </table:table-cell>
          <table:table-cell table:formula="of:=[.H44]-[.H43]" office:value-type="float" office:value="-0.363084663642745" calcext:value-type="float">
            <text:p>-0.4</text:p>
          </table:table-cell>
          <table:table-cell table:style-name="ce5" table:formula="of:=[.$J$20]-([.$H$20]-[.H44])/[.$D$4]" office:value-type="float" office:value="-5.49336850441885" calcext:value-type="float">
            <text:p>-5.5</text:p>
          </table:table-cell>
          <table:table-cell table:style-name="ce5" table:formula="of:=-([.C44]-[.C43])/([.J44]-[.J43])" office:value-type="float" office:value="137.708928541244" calcext:value-type="float">
            <text:p>137.7</text:p>
          </table:table-cell>
          <table:table-cell table:formula="of:=LN(([.C44]-[.$C$20])/[.$D$8])" office:value-type="float" office:value="2.484906649788" calcext:value-type="float">
            <text:p>2.4849066498</text:p>
          </table:table-cell>
          <table:table-cell table:style-name="ce3" table:formula="of:=[.L44]-[.L43]" office:value-type="float" office:value="0.0425596144187961" calcext:value-type="float">
            <text:p>0.04</text:p>
          </table:table-cell>
          <table:table-cell table:style-name="ce9" table:formula="of:=[.I44]/[.M44]" office:value-type="float" office:value="-8.53120190587046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4]+[.$D$9]" office:value-type="float" office:value="7250" calcext:value-type="float">
            <text:p>7,250</text:p>
          </table:table-cell>
          <table:table-cell table:formula="of:=[.$D$10]*[.C45]/[.$C$20]" office:value-type="float" office:value="155.357142857143" calcext:value-type="float">
            <text:p>155.3571428571</text:p>
          </table:table-cell>
          <table:table-cell table:formula="of:=[.$D$10]*[.$C$20]/[.C45]" office:value-type="float" office:value="144.827586206897" calcext:value-type="float">
            <text:p>144.8275862069</text:p>
          </table:table-cell>
          <table:table-cell table:formula="of:=IMDIV([.$D$13]; COMPLEX([.$D$11];[.D45]-[.E45]))" office:value-type="string" office:string-value="0.0826946458412509-2.03172190213418i" calcext:value-type="string">
            <text:p>0.0826946458412509-2.03172190213418i</text:p>
          </table:table-cell>
          <table:table-cell table:formula="of:=IMABS([.F45])" office:value-type="float" office:value="2.03340411430255" calcext:value-type="float">
            <text:p>2.0</text:p>
          </table:table-cell>
          <table:table-cell table:formula="of:=20*LOG10([.G45]/[.$G$20])" office:value-type="float" office:value="-27.8149261276261" calcext:value-type="float">
            <text:p>-27.8</text:p>
          </table:table-cell>
          <table:table-cell table:formula="of:=[.H45]-[.H44]" office:value-type="float" office:value="-0.348083605531876" calcext:value-type="float">
            <text:p>-0.3</text:p>
          </table:table-cell>
          <table:table-cell table:style-name="ce5" table:formula="of:=[.$J$20]-([.$H$20]-[.H45])/[.$D$4]" office:value-type="float" office:value="-5.56298522552522" calcext:value-type="float">
            <text:p>-5.6</text:p>
          </table:table-cell>
          <table:table-cell table:style-name="ce5" table:formula="of:=-([.C45]-[.C44])/([.J45]-[.J44])" office:value-type="float" office:value="143.64365113835" calcext:value-type="float">
            <text:p>143.6</text:p>
          </table:table-cell>
          <table:table-cell table:formula="of:=LN(([.C45]-[.$C$20])/[.$D$8])" office:value-type="float" office:value="2.52572864430826" calcext:value-type="float">
            <text:p>2.5257286443</text:p>
          </table:table-cell>
          <table:table-cell table:style-name="ce3" table:formula="of:=[.L45]-[.L44]" office:value-type="float" office:value="0.0408219945202553" calcext:value-type="float">
            <text:p>0.04</text:p>
          </table:table-cell>
          <table:table-cell table:style-name="ce9" table:formula="of:=[.I45]/[.M45]" office:value-type="float" office:value="-8.52686424616422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5]+[.$D$9]" office:value-type="float" office:value="7260" calcext:value-type="float">
            <text:p>7,260</text:p>
          </table:table-cell>
          <table:table-cell table:formula="of:=[.$D$10]*[.C46]/[.$C$20]" office:value-type="float" office:value="155.571428571429" calcext:value-type="float">
            <text:p>155.5714285714</text:p>
          </table:table-cell>
          <table:table-cell table:formula="of:=[.$D$10]*[.$C$20]/[.C46]" office:value-type="float" office:value="144.628099173554" calcext:value-type="float">
            <text:p>144.6280991736</text:p>
          </table:table-cell>
          <table:table-cell table:formula="of:=IMDIV([.$D$13]; COMPLEX([.$D$11];[.D46]-[.E46]))" office:value-type="string" office:string-value="0.0765688125660031-1.95514138753247i" calcext:value-type="string">
            <text:p>0.0765688125660031-1.95514138753247i</text:p>
          </table:table-cell>
          <table:table-cell table:formula="of:=IMABS([.F46])" office:value-type="float" office:value="1.95664013765949" calcext:value-type="float">
            <text:p>2.0</text:p>
          </table:table-cell>
          <table:table-cell table:formula="of:=20*LOG10([.G46]/[.$G$20])" office:value-type="float" office:value="-28.149180922562" calcext:value-type="float">
            <text:p>-28.1</text:p>
          </table:table-cell>
          <table:table-cell table:formula="of:=[.H46]-[.H45]" office:value-type="float" office:value="-0.334254794935877" calcext:value-type="float">
            <text:p>-0.3</text:p>
          </table:table-cell>
          <table:table-cell table:style-name="ce5" table:formula="of:=[.$J$20]-([.$H$20]-[.H46])/[.$D$4]" office:value-type="float" office:value="-5.6298361845124" calcext:value-type="float">
            <text:p>-5.6</text:p>
          </table:table-cell>
          <table:table-cell table:style-name="ce5" table:formula="of:=-([.C46]-[.C45])/([.J46]-[.J45])" office:value-type="float" office:value="149.586485392354" calcext:value-type="float">
            <text:p>149.6</text:p>
          </table:table-cell>
          <table:table-cell table:formula="of:=LN(([.C46]-[.$C$20])/[.$D$8])" office:value-type="float" office:value="2.56494935746154" calcext:value-type="float">
            <text:p>2.5649493575</text:p>
          </table:table-cell>
          <table:table-cell table:style-name="ce3" table:formula="of:=[.L46]-[.L45]" office:value-type="float" office:value="0.0392207131532811" calcext:value-type="float">
            <text:p>0.04</text:p>
          </table:table-cell>
          <table:table-cell table:style-name="ce9" table:formula="of:=[.I46]/[.M46]" office:value-type="float" office:value="-8.52240482291979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6]+[.$D$9]" office:value-type="float" office:value="7270" calcext:value-type="float">
            <text:p>7,270</text:p>
          </table:table-cell>
          <table:table-cell table:formula="of:=[.$D$10]*[.C47]/[.$C$20]" office:value-type="float" office:value="155.785714285714" calcext:value-type="float">
            <text:p>155.7857142857</text:p>
          </table:table-cell>
          <table:table-cell table:formula="of:=[.$D$10]*[.$C$20]/[.C47]" office:value-type="float" office:value="144.429160935351" calcext:value-type="float">
            <text:p>144.4291609354</text:p>
          </table:table-cell>
          <table:table-cell table:formula="of:=IMDIV([.$D$13]; COMPLEX([.$D$11];[.D47]-[.E47]))" office:value-type="string" office:string-value="0.0711058423713416-1.88420701562958i" calcext:value-type="string">
            <text:p>0.0711058423713416-1.88420701562958i</text:p>
          </table:table-cell>
          <table:table-cell table:formula="of:=IMABS([.F47])" office:value-type="float" office:value="1.88554822758981" calcext:value-type="float">
            <text:p>1.9</text:p>
          </table:table-cell>
          <table:table-cell table:formula="of:=20*LOG10([.G47]/[.$G$20])" office:value-type="float" office:value="-28.4706471857962" calcext:value-type="float">
            <text:p>-28.5</text:p>
          </table:table-cell>
          <table:table-cell table:formula="of:=[.H47]-[.H46]" office:value-type="float" office:value="-0.321466263234193" calcext:value-type="float">
            <text:p>-0.3</text:p>
          </table:table-cell>
          <table:table-cell table:style-name="ce5" table:formula="of:=[.$J$20]-([.$H$20]-[.H47])/[.$D$4]" office:value-type="float" office:value="-5.69412943715924" calcext:value-type="float">
            <text:p>-5.7</text:p>
          </table:table-cell>
          <table:table-cell table:style-name="ce5" table:formula="of:=-([.C47]-[.C46])/([.J47]-[.J46])" office:value-type="float" office:value="155.537316721706" calcext:value-type="float">
            <text:p>155.5</text:p>
          </table:table-cell>
          <table:table-cell table:formula="of:=LN(([.C47]-[.$C$20])/[.$D$8])" office:value-type="float" office:value="2.60268968544438" calcext:value-type="float">
            <text:p>2.6026896854</text:p>
          </table:table-cell>
          <table:table-cell table:style-name="ce3" table:formula="of:=[.L47]-[.L46]" office:value-type="float" office:value="0.037740327982847" calcext:value-type="float">
            <text:p>0.04</text:p>
          </table:table-cell>
          <table:table-cell table:style-name="ce9" table:formula="of:=[.I47]/[.M47]" office:value-type="float" office:value="-8.51784497952163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7]+[.$D$9]" office:value-type="float" office:value="7280" calcext:value-type="float">
            <text:p>7,280</text:p>
          </table:table-cell>
          <table:table-cell table:formula="of:=[.$D$10]*[.C48]/[.$C$20]" office:value-type="float" office:value="156" calcext:value-type="float">
            <text:p>156</text:p>
          </table:table-cell>
          <table:table-cell table:formula="of:=[.$D$10]*[.$C$20]/[.C48]" office:value-type="float" office:value="144.230769230769" calcext:value-type="float">
            <text:p>144.2307692308</text:p>
          </table:table-cell>
          <table:table-cell table:formula="of:=IMDIV([.$D$13]; COMPLEX([.$D$11];[.D48]-[.E48]))" office:value-type="string" office:string-value="0.066213230108605-1.81831716529016i" calcext:value-type="string">
            <text:p>0.066213230108605-1.81831716529016i</text:p>
          </table:table-cell>
          <table:table-cell table:formula="of:=IMABS([.F48])" office:value-type="float" office:value="1.81952232891775" calcext:value-type="float">
            <text:p>1.8</text:p>
          </table:table-cell>
          <table:table-cell table:formula="of:=20*LOG10([.G48]/[.$G$20])" office:value-type="float" office:value="-28.7802522956261" calcext:value-type="float">
            <text:p>-28.8</text:p>
          </table:table-cell>
          <table:table-cell table:formula="of:=[.H48]-[.H47]" office:value-type="float" office:value="-0.309605109829892" calcext:value-type="float">
            <text:p>-0.3</text:p>
          </table:table-cell>
          <table:table-cell table:style-name="ce5" table:formula="of:=[.$J$20]-([.$H$20]-[.H48])/[.$D$4]" office:value-type="float" office:value="-5.75605045912521" calcext:value-type="float">
            <text:p>-5.8</text:p>
          </table:table-cell>
          <table:table-cell table:style-name="ce5" table:formula="of:=-([.C48]-[.C47])/([.J48]-[.J47])" office:value-type="float" office:value="161.496042579762" calcext:value-type="float">
            <text:p>161.5</text:p>
          </table:table-cell>
          <table:table-cell table:formula="of:=LN(([.C48]-[.$C$20])/[.$D$8])" office:value-type="float" office:value="2.63905732961526" calcext:value-type="float">
            <text:p>2.6390573296</text:p>
          </table:table-cell>
          <table:table-cell table:style-name="ce3" table:formula="of:=[.L48]-[.L47]" office:value-type="float" office:value="0.0363676441708747" calcext:value-type="float">
            <text:p>0.04</text:p>
          </table:table-cell>
          <table:table-cell table:style-name="ce9" table:formula="of:=[.I48]/[.M48]" office:value-type="float" office:value="-8.51320224029914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8]+[.$D$9]" office:value-type="float" office:value="7290" calcext:value-type="float">
            <text:p>7,290</text:p>
          </table:table-cell>
          <table:table-cell table:formula="of:=[.$D$10]*[.C49]/[.$C$20]" office:value-type="float" office:value="156.214285714286" calcext:value-type="float">
            <text:p>156.2142857143</text:p>
          </table:table-cell>
          <table:table-cell table:formula="of:=[.$D$10]*[.$C$20]/[.C49]" office:value-type="float" office:value="144.0329218107" calcext:value-type="float">
            <text:p>144.0329218107</text:p>
          </table:table-cell>
          <table:table-cell table:formula="of:=IMDIV([.$D$13]; COMPLEX([.$D$11];[.D49]-[.E49]))" office:value-type="string" office:string-value="0.0618140724099192-1.75695265757164i" calcext:value-type="string">
            <text:p>0.0618140724099192-1.75695265757164i</text:p>
          </table:table-cell>
          <table:table-cell table:formula="of:=IMABS([.F49])" office:value-type="float" office:value="1.75803970959019" calcext:value-type="float">
            <text:p>1.8</text:p>
          </table:table-cell>
          <table:table-cell table:formula="of:=20*LOG10([.G49]/[.$G$20])" office:value-type="float" office:value="-29.0788264778683" calcext:value-type="float">
            <text:p>-29.1</text:p>
          </table:table-cell>
          <table:table-cell table:formula="of:=[.H49]-[.H48]" office:value-type="float" office:value="-0.298574182242213" calcext:value-type="float">
            <text:p>-0.3</text:p>
          </table:table-cell>
          <table:table-cell table:style-name="ce5" table:formula="of:=[.$J$20]-([.$H$20]-[.H49])/[.$D$4]" office:value-type="float" office:value="-5.81576529557366" calcext:value-type="float">
            <text:p>-5.8</text:p>
          </table:table-cell>
          <table:table-cell table:style-name="ce5" table:formula="of:=-([.C49]-[.C48])/([.J49]-[.J48])" office:value-type="float" office:value="167.462570355257" calcext:value-type="float">
            <text:p>167.5</text:p>
          </table:table-cell>
          <table:table-cell table:formula="of:=LN(([.C49]-[.$C$20])/[.$D$8])" office:value-type="float" office:value="2.67414864942653" calcext:value-type="float">
            <text:p>2.6741486494</text:p>
          </table:table-cell>
          <table:table-cell table:style-name="ce3" table:formula="of:=[.L49]-[.L48]" office:value-type="float" office:value="0.0350913198112703" calcext:value-type="float">
            <text:p>0.04</text:p>
          </table:table-cell>
          <table:table-cell table:style-name="ce9" table:formula="of:=[.I49]/[.M49]" office:value-type="float" office:value="-8.50849109831199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49]+[.$D$9]" office:value-type="float" office:value="7300" calcext:value-type="float">
            <text:p>7,300</text:p>
          </table:table-cell>
          <table:table-cell table:formula="of:=[.$D$10]*[.C50]/[.$C$20]" office:value-type="float" office:value="156.428571428571" calcext:value-type="float">
            <text:p>156.4285714286</text:p>
          </table:table-cell>
          <table:table-cell table:formula="of:=[.$D$10]*[.$C$20]/[.C50]" office:value-type="float" office:value="143.835616438356" calcext:value-type="float">
            <text:p>143.8356164384</text:p>
          </table:table-cell>
          <table:table-cell table:formula="of:=IMDIV([.$D$13]; COMPLEX([.$D$11];[.D50]-[.E50]))" office:value-type="string" office:string-value="0.0578440128570237-1.69966311751117i" calcext:value-type="string">
            <text:p>0.0578440128570237-1.69966311751117i</text:p>
          </table:table-cell>
          <table:table-cell table:formula="of:=IMABS([.F50])" office:value-type="float" office:value="1.70064712472964" calcext:value-type="float">
            <text:p>1.7</text:p>
          </table:table-cell>
          <table:table-cell table:formula="of:=20*LOG10([.G50]/[.$G$20])" office:value-type="float" office:value="-29.3671159036058" calcext:value-type="float">
            <text:p>-29.4</text:p>
          </table:table-cell>
          <table:table-cell table:formula="of:=[.H50]-[.H49]" office:value-type="float" office:value="-0.288289425737492" calcext:value-type="float">
            <text:p>-0.3</text:p>
          </table:table-cell>
          <table:table-cell table:style-name="ce5" table:formula="of:=[.$J$20]-([.$H$20]-[.H50])/[.$D$4]" office:value-type="float" office:value="-5.87342318072115" calcext:value-type="float">
            <text:p>-5.9</text:p>
          </table:table-cell>
          <table:table-cell table:style-name="ce5" table:formula="of:=-([.C50]-[.C49])/([.J50]-[.J49])" office:value-type="float" office:value="173.436815700374" calcext:value-type="float">
            <text:p>173.4</text:p>
          </table:table-cell>
          <table:table-cell table:formula="of:=LN(([.C50]-[.$C$20])/[.$D$8])" office:value-type="float" office:value="2.70805020110221" calcext:value-type="float">
            <text:p>2.7080502011</text:p>
          </table:table-cell>
          <table:table-cell table:style-name="ce3" table:formula="of:=[.L50]-[.L49]" office:value-type="float" office:value="0.0339015516756813" calcext:value-type="float">
            <text:p>0.03</text:p>
          </table:table-cell>
          <table:table-cell table:style-name="ce9" table:formula="of:=[.I50]/[.M50]" office:value-type="float" office:value="-8.50372361995134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0]+[.$D$9]" office:value-type="float" office:value="7310" calcext:value-type="float">
            <text:p>7,310</text:p>
          </table:table-cell>
          <table:table-cell table:formula="of:=[.$D$10]*[.C51]/[.$C$20]" office:value-type="float" office:value="156.642857142857" calcext:value-type="float">
            <text:p>156.6428571429</text:p>
          </table:table-cell>
          <table:table-cell table:formula="of:=[.$D$10]*[.$C$20]/[.C51]" office:value-type="float" office:value="143.638850889193" calcext:value-type="float">
            <text:p>143.6388508892</text:p>
          </table:table-cell>
          <table:table-cell table:formula="of:=IMDIV([.$D$13]; COMPLEX([.$D$11];[.D51]-[.E51]))" office:value-type="string" office:string-value="0.0542488628372698-1.64605595371006i" calcext:value-type="string">
            <text:p>0.0542488628372698-1.64605595371006i</text:p>
          </table:table-cell>
          <table:table-cell table:formula="of:=IMABS([.F51])" office:value-type="float" office:value="1.64694964764059" calcext:value-type="float">
            <text:p>1.6</text:p>
          </table:table-cell>
          <table:table-cell table:formula="of:=20*LOG10([.G51]/[.$G$20])" office:value-type="float" office:value="-29.645793653855" calcext:value-type="float">
            <text:p>-29.6</text:p>
          </table:table-cell>
          <table:table-cell table:formula="of:=[.H51]-[.H50]" office:value-type="float" office:value="-0.278677750249194" calcext:value-type="float">
            <text:p>-0.3</text:p>
          </table:table-cell>
          <table:table-cell table:style-name="ce5" table:formula="of:=[.$J$20]-([.$H$20]-[.H51])/[.$D$4]" office:value-type="float" office:value="-5.92915873077099" calcext:value-type="float">
            <text:p>-5.9</text:p>
          </table:table-cell>
          <table:table-cell table:style-name="ce5" table:formula="of:=-([.C51]-[.C50])/([.J51]-[.J50])" office:value-type="float" office:value="179.418701189061" calcext:value-type="float">
            <text:p>179.4</text:p>
          </table:table-cell>
          <table:table-cell table:formula="of:=LN(([.C51]-[.$C$20])/[.$D$8])" office:value-type="float" office:value="2.7408400239252" calcext:value-type="float">
            <text:p>2.7408400239</text:p>
          </table:table-cell>
          <table:table-cell table:style-name="ce3" table:formula="of:=[.L51]-[.L50]" office:value-type="float" office:value="0.0327898228229908" calcext:value-type="float">
            <text:p>0.03</text:p>
          </table:table-cell>
          <table:table-cell table:style-name="ce9" table:formula="of:=[.I51]/[.M51]" office:value-type="float" office:value="-8.49890991340757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1]+[.$D$9]" office:value-type="float" office:value="7320" calcext:value-type="float">
            <text:p>7,320</text:p>
          </table:table-cell>
          <table:table-cell table:formula="of:=[.$D$10]*[.C52]/[.$C$20]" office:value-type="float" office:value="156.857142857143" calcext:value-type="float">
            <text:p>156.8571428571</text:p>
          </table:table-cell>
          <table:table-cell table:formula="of:=[.$D$10]*[.$C$20]/[.C52]" office:value-type="float" office:value="143.44262295082" calcext:value-type="float">
            <text:p>143.4426229508</text:p>
          </table:table-cell>
          <table:table-cell table:formula="of:=IMDIV([.$D$13]; COMPLEX([.$D$11];[.D52]-[.E52]))" office:value-type="string" office:string-value="0.0509827325508479-1.59578738825824i" calcext:value-type="string">
            <text:p>0.0509827325508479-1.59578738825824i</text:p>
          </table:table-cell>
          <table:table-cell table:formula="of:=IMABS([.F52])" office:value-type="float" office:value="1.59660158697854" calcext:value-type="float">
            <text:p>1.6</text:p>
          </table:table-cell>
          <table:table-cell table:formula="of:=20*LOG10([.G52]/[.$G$20])" office:value-type="float" office:value="-29.9154689544774" calcext:value-type="float">
            <text:p>-29.9</text:p>
          </table:table-cell>
          <table:table-cell table:formula="of:=[.H52]-[.H51]" office:value-type="float" office:value="-0.269675300622438" calcext:value-type="float">
            <text:p>-0.3</text:p>
          </table:table-cell>
          <table:table-cell table:style-name="ce5" table:formula="of:=[.$J$20]-([.$H$20]-[.H52])/[.$D$4]" office:value-type="float" office:value="-5.98309379089548" calcext:value-type="float">
            <text:p>-6.0</text:p>
          </table:table-cell>
          <table:table-cell table:style-name="ce5" table:formula="of:=-([.C52]-[.C51])/([.J52]-[.J51])" office:value-type="float" office:value="185.408155231847" calcext:value-type="float">
            <text:p>185.4</text:p>
          </table:table-cell>
          <table:table-cell table:formula="of:=LN(([.C52]-[.$C$20])/[.$D$8])" office:value-type="float" office:value="2.77258872223978" calcext:value-type="float">
            <text:p>2.7725887222</text:p>
          </table:table-cell>
          <table:table-cell table:style-name="ce3" table:formula="of:=[.L52]-[.L51]" office:value-type="float" office:value="0.0317486983145803" calcext:value-type="float">
            <text:p>0.03</text:p>
          </table:table-cell>
          <table:table-cell table:style-name="ce9" table:formula="of:=[.I52]/[.M52]" office:value-type="float" office:value="-8.494058494946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2]+[.$D$9]" office:value-type="float" office:value="7330" calcext:value-type="float">
            <text:p>7,330</text:p>
          </table:table-cell>
          <table:table-cell table:formula="of:=[.$D$10]*[.C53]/[.$C$20]" office:value-type="float" office:value="157.071428571429" calcext:value-type="float">
            <text:p>157.0714285714</text:p>
          </table:table-cell>
          <table:table-cell table:formula="of:=[.$D$10]*[.$C$20]/[.C53]" office:value-type="float" office:value="143.24693042292" calcext:value-type="float">
            <text:p>143.2469304229</text:p>
          </table:table-cell>
          <table:table-cell table:formula="of:=IMDIV([.$D$13]; COMPLEX([.$D$11];[.D53]-[.E53]))" office:value-type="string" office:string-value="0.048006550890219-1.54855510576233i" calcext:value-type="string">
            <text:p>0.048006550890219-1.54855510576233i</text:p>
          </table:table-cell>
          <table:table-cell table:formula="of:=IMABS([.F53])" office:value-type="float" office:value="1.54929904941265" calcext:value-type="float">
            <text:p>1.5</text:p>
          </table:table-cell>
          <table:table-cell table:formula="of:=20*LOG10([.G53]/[.$G$20])" office:value-type="float" office:value="-30.1766949984893" calcext:value-type="float">
            <text:p>-30.2</text:p>
          </table:table-cell>
          <table:table-cell table:formula="of:=[.H53]-[.H52]" office:value-type="float" office:value="-0.261226044011899" calcext:value-type="float">
            <text:p>-0.3</text:p>
          </table:table-cell>
          <table:table-cell table:style-name="ce5" table:formula="of:=[.$J$20]-([.$H$20]-[.H53])/[.$D$4]" office:value-type="float" office:value="-6.03533899969786" calcext:value-type="float">
            <text:p>-6.0</text:p>
          </table:table-cell>
          <table:table-cell table:style-name="ce5" table:formula="of:=-([.C53]-[.C52])/([.J53]-[.J52])" office:value-type="float" office:value="191.405111190683" calcext:value-type="float">
            <text:p>191.4</text:p>
          </table:table-cell>
          <table:table-cell table:formula="of:=LN(([.C53]-[.$C$20])/[.$D$8])" office:value-type="float" office:value="2.80336038090653" calcext:value-type="float">
            <text:p>2.8033603809</text:p>
          </table:table-cell>
          <table:table-cell table:style-name="ce3" table:formula="of:=[.L53]-[.L52]" office:value-type="float" office:value="0.0307716586667537" calcext:value-type="float">
            <text:p>0.03</text:p>
          </table:table-cell>
          <table:table-cell table:style-name="ce9" table:formula="of:=[.I53]/[.M53]" office:value-type="float" office:value="-8.48917657773621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3]+[.$D$9]" office:value-type="float" office:value="7340" calcext:value-type="float">
            <text:p>7,340</text:p>
          </table:table-cell>
          <table:table-cell table:formula="of:=[.$D$10]*[.C54]/[.$C$20]" office:value-type="float" office:value="157.285714285714" calcext:value-type="float">
            <text:p>157.2857142857</text:p>
          </table:table-cell>
          <table:table-cell table:formula="of:=[.$D$10]*[.$C$20]/[.C54]" office:value-type="float" office:value="143.051771117166" calcext:value-type="float">
            <text:p>143.0517711172</text:p>
          </table:table-cell>
          <table:table-cell table:formula="of:=IMDIV([.$D$13]; COMPLEX([.$D$11];[.D54]-[.E54]))" office:value-type="string" office:string-value="0.045286884405319-1.50409219078047i" calcext:value-type="string">
            <text:p>0.045286884405319-1.50409219078047i</text:p>
          </table:table-cell>
          <table:table-cell table:formula="of:=IMABS([.F54])" office:value-type="float" office:value="1.50477381033361" calcext:value-type="float">
            <text:p>1.5</text:p>
          </table:table-cell>
          <table:table-cell table:formula="of:=20*LOG10([.G54]/[.$G$20])" office:value-type="float" office:value="-30.4299756071468" calcext:value-type="float">
            <text:p>-30.4</text:p>
          </table:table-cell>
          <table:table-cell table:formula="of:=[.H54]-[.H53]" office:value-type="float" office:value="-0.253280608657519" calcext:value-type="float">
            <text:p>-0.3</text:p>
          </table:table-cell>
          <table:table-cell table:style-name="ce5" table:formula="of:=[.$J$20]-([.$H$20]-[.H54])/[.$D$4]" office:value-type="float" office:value="-6.08599512142937" calcext:value-type="float">
            <text:p>-6.1</text:p>
          </table:table-cell>
          <table:table-cell table:style-name="ce5" table:formula="of:=-([.C54]-[.C53])/([.J54]-[.J53])" office:value-type="float" office:value="197.409506653582" calcext:value-type="float">
            <text:p>197.4</text:p>
          </table:table-cell>
          <table:table-cell table:formula="of:=LN(([.C54]-[.$C$20])/[.$D$8])" office:value-type="float" office:value="2.83321334405622" calcext:value-type="float">
            <text:p>2.8332133441</text:p>
          </table:table-cell>
          <table:table-cell table:style-name="ce3" table:formula="of:=[.L54]-[.L53]" office:value-type="float" office:value="0.0298529631496813" calcext:value-type="float">
            <text:p>0.03</text:p>
          </table:table-cell>
          <table:table-cell table:style-name="ce9" table:formula="of:=[.I54]/[.M54]" office:value-type="float" office:value="-8.4842703013293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4]+[.$D$9]" office:value-type="float" office:value="7350" calcext:value-type="float">
            <text:p>7,350</text:p>
          </table:table-cell>
          <table:table-cell table:formula="of:=[.$D$10]*[.C55]/[.$C$20]" office:value-type="float" office:value="157.5" calcext:value-type="float">
            <text:p>157.5</text:p>
          </table:table-cell>
          <table:table-cell table:formula="of:=[.$D$10]*[.$C$20]/[.C55]" office:value-type="float" office:value="142.857142857143" calcext:value-type="float">
            <text:p>142.8571428571</text:p>
          </table:table-cell>
          <table:table-cell table:formula="of:=IMDIV([.$D$13]; COMPLEX([.$D$11];[.D55]-[.E55]))" office:value-type="string" office:string-value="0.0427949882313785-1.46216209790543i" calcext:value-type="string">
            <text:p>0.0427949882313785-1.46216209790543i</text:p>
          </table:table-cell>
          <table:table-cell table:formula="of:=IMABS([.F55])" office:value-type="float" office:value="1.46278823196283" calcext:value-type="float">
            <text:p>1.5</text:p>
          </table:table-cell>
          <table:table-cell table:formula="of:=20*LOG10([.G55]/[.$G$20])" office:value-type="float" office:value="-30.6757709305422" calcext:value-type="float">
            <text:p>-30.7</text:p>
          </table:table-cell>
          <table:table-cell table:formula="of:=[.H55]-[.H54]" office:value-type="float" office:value="-0.245795323395392" calcext:value-type="float">
            <text:p>-0.2</text:p>
          </table:table-cell>
          <table:table-cell table:style-name="ce5" table:formula="of:=[.$J$20]-([.$H$20]-[.H55])/[.$D$4]" office:value-type="float" office:value="-6.13515418610844" calcext:value-type="float">
            <text:p>-6.1</text:p>
          </table:table-cell>
          <table:table-cell table:style-name="ce5" table:formula="of:=-([.C55]-[.C54])/([.J55]-[.J54])" office:value-type="float" office:value="203.42128283527" calcext:value-type="float">
            <text:p>203.4</text:p>
          </table:table-cell>
          <table:table-cell table:formula="of:=LN(([.C55]-[.$C$20])/[.$D$8])" office:value-type="float" office:value="2.86220088092947" calcext:value-type="float">
            <text:p>2.8622008809</text:p>
          </table:table-cell>
          <table:table-cell table:style-name="ce3" table:formula="of:=[.L55]-[.L54]" office:value-type="float" office:value="0.0289875368732524" calcext:value-type="float">
            <text:p>0.03</text:p>
          </table:table-cell>
          <table:table-cell table:style-name="ce9" table:formula="of:=[.I55]/[.M55]" office:value-type="float" office:value="-8.47934491537271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5]+[.$D$9]" office:value-type="float" office:value="7360" calcext:value-type="float">
            <text:p>7,360</text:p>
          </table:table-cell>
          <table:table-cell table:formula="of:=[.$D$10]*[.C56]/[.$C$20]" office:value-type="float" office:value="157.714285714286" calcext:value-type="float">
            <text:p>157.7142857143</text:p>
          </table:table-cell>
          <table:table-cell table:formula="of:=[.$D$10]*[.$C$20]/[.C56]" office:value-type="float" office:value="142.663043478261" calcext:value-type="float">
            <text:p>142.6630434783</text:p>
          </table:table-cell>
          <table:table-cell table:formula="of:=IMDIV([.$D$13]; COMPLEX([.$D$11];[.D56]-[.E56]))" office:value-type="string" office:string-value="0.0405060383381232-1.42255445511387i" calcext:value-type="string">
            <text:p>0.0405060383381232-1.42255445511387i</text:p>
          </table:table-cell>
          <table:table-cell table:formula="of:=IMABS([.F56])" office:value-type="float" office:value="1.42313102590948" calcext:value-type="float">
            <text:p>1.4</text:p>
          </table:table-cell>
          <table:table-cell table:formula="of:=20*LOG10([.G56]/[.$G$20])" office:value-type="float" office:value="-30.9145023491266" calcext:value-type="float">
            <text:p>-30.9</text:p>
          </table:table-cell>
          <table:table-cell table:formula="of:=[.H56]-[.H55]" office:value-type="float" office:value="-0.238731418584369" calcext:value-type="float">
            <text:p>-0.2</text:p>
          </table:table-cell>
          <table:table-cell table:style-name="ce5" table:formula="of:=[.$J$20]-([.$H$20]-[.H56])/[.$D$4]" office:value-type="float" office:value="-6.18290046982532" calcext:value-type="float">
            <text:p>-6.2</text:p>
          </table:table-cell>
          <table:table-cell table:style-name="ce5" table:formula="of:=-([.C56]-[.C55])/([.J56]-[.J55])" office:value-type="float" office:value="209.440384078853" calcext:value-type="float">
            <text:p>209.4</text:p>
          </table:table-cell>
          <table:table-cell table:formula="of:=LN(([.C56]-[.$C$20])/[.$D$8])" office:value-type="float" office:value="2.89037175789616" calcext:value-type="float">
            <text:p>2.8903717579</text:p>
          </table:table-cell>
          <table:table-cell table:style-name="ce3" table:formula="of:=[.L56]-[.L55]" office:value-type="float" office:value="0.028170876966696" calcext:value-type="float">
            <text:p>0.03</text:p>
          </table:table-cell>
          <table:table-cell table:style-name="ce9" table:formula="of:=[.I56]/[.M56]" office:value-type="float" office:value="-8.47440492770603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6]+[.$D$9]" office:value-type="float" office:value="7370" calcext:value-type="float">
            <text:p>7,370</text:p>
          </table:table-cell>
          <table:table-cell table:formula="of:=[.$D$10]*[.C57]/[.$C$20]" office:value-type="float" office:value="157.928571428571" calcext:value-type="float">
            <text:p>157.9285714286</text:p>
          </table:table-cell>
          <table:table-cell table:formula="of:=[.$D$10]*[.$C$20]/[.C57]" office:value-type="float" office:value="142.46947082768" calcext:value-type="float">
            <text:p>142.4694708277</text:p>
          </table:table-cell>
          <table:table-cell table:formula="of:=IMDIV([.$D$13]; COMPLEX([.$D$11];[.D57]-[.E57]))" office:value-type="string" office:string-value="0.0383985065646163-1.3850815437816i" calcext:value-type="string">
            <text:p>0.0383985065646163-1.3850815437816i</text:p>
          </table:table-cell>
          <table:table-cell table:formula="of:=IMABS([.F57])" office:value-type="float" office:value="1.38561370093934" calcext:value-type="float">
            <text:p>1.4</text:p>
          </table:table-cell>
          <table:table-cell table:formula="of:=20*LOG10([.G57]/[.$G$20])" office:value-type="float" office:value="-31.1465567068096" calcext:value-type="float">
            <text:p>-31.1</text:p>
          </table:table-cell>
          <table:table-cell table:formula="of:=[.H57]-[.H56]" office:value-type="float" office:value="-0.232054357682994" calcext:value-type="float">
            <text:p>-0.2</text:p>
          </table:table-cell>
          <table:table-cell table:style-name="ce5" table:formula="of:=[.$J$20]-([.$H$20]-[.H57])/[.$D$4]" office:value-type="float" office:value="-6.22931134136192" calcext:value-type="float">
            <text:p>-6.2</text:p>
          </table:table-cell>
          <table:table-cell table:style-name="ce5" table:formula="of:=-([.C57]-[.C56])/([.J57]-[.J56])" office:value-type="float" office:value="215.466757440961" calcext:value-type="float">
            <text:p>215.5</text:p>
          </table:table-cell>
          <table:table-cell table:formula="of:=LN(([.C57]-[.$C$20])/[.$D$8])" office:value-type="float" office:value="2.91777073208428" calcext:value-type="float">
            <text:p>2.9177707321</text:p>
          </table:table-cell>
          <table:table-cell table:style-name="ce3" table:formula="of:=[.L57]-[.L56]" office:value-type="float" office:value="0.0273989741881144" calcext:value-type="float">
            <text:p>0.03</text:p>
          </table:table-cell>
          <table:table-cell table:style-name="ce9" table:formula="of:=[.I57]/[.M57]" office:value-type="float" office:value="-8.46945422444532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7]+[.$D$9]" office:value-type="float" office:value="7380" calcext:value-type="float">
            <text:p>7,380</text:p>
          </table:table-cell>
          <table:table-cell table:formula="of:=[.$D$10]*[.C58]/[.$C$20]" office:value-type="float" office:value="158.142857142857" calcext:value-type="float">
            <text:p>158.1428571429</text:p>
          </table:table-cell>
          <table:table-cell table:formula="of:=[.$D$10]*[.$C$20]/[.C58]" office:value-type="float" office:value="142.276422764228" calcext:value-type="float">
            <text:p>142.2764227642</text:p>
          </table:table-cell>
          <table:table-cell table:formula="of:=IMDIV([.$D$13]; COMPLEX([.$D$11];[.D58]-[.E58]))" office:value-type="string" office:string-value="0.03645364887797-1.34957533149579i" calcext:value-type="string">
            <text:p>0.03645364887797-1.34957533149579i</text:p>
          </table:table-cell>
          <table:table-cell table:formula="of:=IMABS([.F58])" office:value-type="float" office:value="1.35006757012325" calcext:value-type="float">
            <text:p>1.4</text:p>
          </table:table-cell>
          <table:table-cell table:formula="of:=20*LOG10([.G58]/[.$G$20])" office:value-type="float" office:value="-31.3722899820455" calcext:value-type="float">
            <text:p>-31.4</text:p>
          </table:table-cell>
          <table:table-cell table:formula="of:=[.H58]-[.H57]" office:value-type="float" office:value="-0.225733275235889" calcext:value-type="float">
            <text:p>-0.2</text:p>
          </table:table-cell>
          <table:table-cell table:style-name="ce5" table:formula="of:=[.$J$20]-([.$H$20]-[.H58])/[.$D$4]" office:value-type="float" office:value="-6.27445799640909" calcext:value-type="float">
            <text:p>-6.3</text:p>
          </table:table-cell>
          <table:table-cell table:style-name="ce5" table:formula="of:=-([.C58]-[.C57])/([.J58]-[.J57])" office:value-type="float" office:value="221.500352341723" calcext:value-type="float">
            <text:p>221.5</text:p>
          </table:table-cell>
          <table:table-cell table:formula="of:=LN(([.C58]-[.$C$20])/[.$D$8])" office:value-type="float" office:value="2.94443897916644" calcext:value-type="float">
            <text:p>2.9444389792</text:p>
          </table:table-cell>
          <table:table-cell table:style-name="ce3" table:formula="of:=[.L58]-[.L57]" office:value-type="float" office:value="0.0266682470821613" calcext:value-type="float">
            <text:p>0.03</text:p>
          </table:table-cell>
          <table:table-cell table:style-name="ce9" table:formula="of:=[.I58]/[.M58]" office:value-type="float" office:value="-8.46449616806216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8]+[.$D$9]" office:value-type="float" office:value="7390" calcext:value-type="float">
            <text:p>7,390</text:p>
          </table:table-cell>
          <table:table-cell table:formula="of:=[.$D$10]*[.C59]/[.$C$20]" office:value-type="float" office:value="158.357142857143" calcext:value-type="float">
            <text:p>158.3571428571</text:p>
          </table:table-cell>
          <table:table-cell table:formula="of:=[.$D$10]*[.$C$20]/[.C59]" office:value-type="float" office:value="142.083897158322" calcext:value-type="float">
            <text:p>142.0838971583</text:p>
          </table:table-cell>
          <table:table-cell table:formula="of:=IMDIV([.$D$13]; COMPLEX([.$D$11];[.D59]-[.E59]))" office:value-type="string" office:string-value="0.0346550840050862-1.3158849590321i" calcext:value-type="string">
            <text:p>0.0346550840050862-1.3158849590321i</text:p>
          </table:table-cell>
          <table:table-cell table:formula="of:=IMABS([.F59])" office:value-type="float" office:value="1.31634121725877" calcext:value-type="float">
            <text:p>1.3</text:p>
          </table:table-cell>
          <table:table-cell table:formula="of:=20*LOG10([.G59]/[.$G$20])" office:value-type="float" office:value="-31.5920304840723" calcext:value-type="float">
            <text:p>-31.6</text:p>
          </table:table-cell>
          <table:table-cell table:formula="of:=[.H59]-[.H58]" office:value-type="float" office:value="-0.219740502026884" calcext:value-type="float">
            <text:p>-0.2</text:p>
          </table:table-cell>
          <table:table-cell table:style-name="ce5" table:formula="of:=[.$J$20]-([.$H$20]-[.H59])/[.$D$4]" office:value-type="float" office:value="-6.31840609681447" calcext:value-type="float">
            <text:p>-6.3</text:p>
          </table:table-cell>
          <table:table-cell table:style-name="ce5" table:formula="of:=-([.C59]-[.C58])/([.J59]-[.J58])" office:value-type="float" office:value="227.541120270503" calcext:value-type="float">
            <text:p>227.5</text:p>
          </table:table-cell>
          <table:table-cell table:formula="of:=LN(([.C59]-[.$C$20])/[.$D$8])" office:value-type="float" office:value="2.9704144655697" calcext:value-type="float">
            <text:p>2.9704144656</text:p>
          </table:table-cell>
          <table:table-cell table:style-name="ce3" table:formula="of:=[.L59]-[.L58]" office:value-type="float" office:value="0.0259754864032606" calcext:value-type="float">
            <text:p>0.03</text:p>
          </table:table-cell>
          <table:table-cell table:style-name="ce9" table:formula="of:=[.I59]/[.M59]" office:value-type="float" office:value="-8.45953367784868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59]+[.$D$9]" office:value-type="float" office:value="7400" calcext:value-type="float">
            <text:p>7,400</text:p>
          </table:table-cell>
          <table:table-cell table:formula="of:=[.$D$10]*[.C60]/[.$C$20]" office:value-type="float" office:value="158.571428571429" calcext:value-type="float">
            <text:p>158.5714285714</text:p>
          </table:table-cell>
          <table:table-cell table:formula="of:=[.$D$10]*[.$C$20]/[.C60]" office:value-type="float" office:value="141.891891891892" calcext:value-type="float">
            <text:p>141.8918918919</text:p>
          </table:table-cell>
          <table:table-cell table:formula="of:=IMDIV([.$D$13]; COMPLEX([.$D$11];[.D60]-[.E60]))" office:value-type="string" office:string-value="0.0329884446466428-1.28387460246394i" calcext:value-type="string">
            <text:p>0.0329884446466428-1.28387460246394i</text:p>
          </table:table-cell>
          <table:table-cell table:formula="of:=IMABS([.F60])" office:value-type="float" office:value="1.28429834241587" calcext:value-type="float">
            <text:p>1.3</text:p>
          </table:table-cell>
          <table:table-cell table:formula="of:=20*LOG10([.G60]/[.$G$20])" office:value-type="float" office:value="-31.8060816461074" calcext:value-type="float">
            <text:p>-31.8</text:p>
          </table:table-cell>
          <table:table-cell table:formula="of:=[.H60]-[.H59]" office:value-type="float" office:value="-0.214051162035076" calcext:value-type="float">
            <text:p>-0.2</text:p>
          </table:table-cell>
          <table:table-cell table:style-name="ce5" table:formula="of:=[.$J$20]-([.$H$20]-[.H60])/[.$D$4]" office:value-type="float" office:value="-6.36121632922149" calcext:value-type="float">
            <text:p>-6.4</text:p>
          </table:table-cell>
          <table:table-cell table:style-name="ce5" table:formula="of:=-([.C60]-[.C59])/([.J60]-[.J59])" office:value-type="float" office:value="233.589014535722" calcext:value-type="float">
            <text:p>233.6</text:p>
          </table:table-cell>
          <table:table-cell table:formula="of:=LN(([.C60]-[.$C$20])/[.$D$8])" office:value-type="float" office:value="2.99573227355399" calcext:value-type="float">
            <text:p>2.9957322736</text:p>
          </table:table-cell>
          <table:table-cell table:style-name="ce3" table:formula="of:=[.L60]-[.L59]" office:value-type="float" office:value="0.02531780798429" calcext:value-type="float">
            <text:p>0.03</text:p>
          </table:table-cell>
          <table:table-cell table:style-name="ce9" table:formula="of:=[.I60]/[.M60]" office:value-type="float" office:value="-8.45456929635844" calcext:value-type="float">
            <text:p>-8.5</text:p>
          </table:table-cell>
        </table:table-row>
        <table:table-row table:style-name="ro1">
          <table:table-cell table:number-columns-repeated="2"/>
          <table:table-cell table:formula="of:=[.C60]+[.$D$9]" office:value-type="float" office:value="7410" calcext:value-type="float">
            <text:p>7,410</text:p>
          </table:table-cell>
          <table:table-cell table:formula="of:=[.$D$10]*[.C61]/[.$C$20]" office:value-type="float" office:value="158.785714285714" calcext:value-type="float">
            <text:p>158.7857142857</text:p>
          </table:table-cell>
          <table:table-cell table:formula="of:=[.$D$10]*[.$C$20]/[.C61]" office:value-type="float" office:value="141.7004048583" calcext:value-type="float">
            <text:p>141.7004048583</text:p>
          </table:table-cell>
          <table:table-cell table:formula="of:=IMDIV([.$D$13]; COMPLEX([.$D$11];[.D61]-[.E61]))" office:value-type="string" office:string-value="0.0314410873276828-1.25342164669827i" calcext:value-type="string">
            <text:p>0.0314410873276828-1.25342164669827i</text:p>
          </table:table-cell>
          <table:table-cell table:formula="of:=IMABS([.F61])" office:value-type="float" office:value="1.25381592204923" calcext:value-type="float">
            <text:p>1.3</text:p>
          </table:table-cell>
          <table:table-cell table:formula="of:=20*LOG10([.G61]/[.$G$20])" office:value-type="float" office:value="-32.0147244749513" calcext:value-type="float">
            <text:p>-32.0</text:p>
          </table:table-cell>
          <table:table-cell table:formula="of:=[.H61]-[.H60]" office:value-type="float" office:value="-0.20864282884391" calcext:value-type="float">
            <text:p>-0.2</text:p>
          </table:table-cell>
          <table:table-cell table:style-name="ce5" table:formula="of:=[.$J$20]-([.$H$20]-[.H61])/[.$D$4]" office:value-type="float" office:value="-6.40294489499027" calcext:value-type="float">
            <text:p>-6.4</text:p>
          </table:table-cell>
          <table:table-cell table:style-name="ce5" table:formula="of:=-([.C61]-[.C60])/([.J61]-[.J60])" office:value-type="float" office:value="239.643990052522" calcext:value-type="float">
            <text:p>239.6</text:p>
          </table:table-cell>
          <table:table-cell table:formula="of:=LN(([.C61]-[.$C$20])/[.$D$8])" office:value-type="float" office:value="3.02042488614436" calcext:value-type="float">
            <text:p>3.0204248861</text:p>
          </table:table-cell>
          <table:table-cell table:style-name="ce3" table:formula="of:=[.L61]-[.L60]" office:value-type="float" office:value="0.0246926125903717" calcext:value-type="float">
            <text:p>0.02</text:p>
          </table:table-cell>
          <table:table-cell table:style-name="ce9" table:formula="of:=[.I61]/[.M61]" office:value-type="float" office:value="-8.4496052444959" calcext:value-type="float">
            <text:p>-8.4</text:p>
          </table:table-cell>
        </table:table-row>
        <table:table-row table:style-name="ro1">
          <table:table-cell table:number-columns-repeated="2"/>
          <table:table-cell table:formula="of:=[.C61]+[.$D$9]" office:value-type="float" office:value="7420" calcext:value-type="float">
            <text:p>7,420</text:p>
          </table:table-cell>
          <table:table-cell table:formula="of:=[.$D$10]*[.C62]/[.$C$20]" office:value-type="float" office:value="159" calcext:value-type="float">
            <text:p>159</text:p>
          </table:table-cell>
          <table:table-cell table:formula="of:=[.$D$10]*[.$C$20]/[.C62]" office:value-type="float" office:value="141.509433962264" calcext:value-type="float">
            <text:p>141.5094339623</text:p>
          </table:table-cell>
          <table:table-cell table:formula="of:=IMDIV([.$D$13]; COMPLEX([.$D$11];[.D62]-[.E62]))" office:value-type="string" office:string-value="0.0300018498826629-1.22441511879622i" calcext:value-type="string">
            <text:p>0.0300018498826629-1.22441511879622i</text:p>
          </table:table-cell>
          <table:table-cell table:formula="of:=IMABS([.F62])" office:value-type="float" office:value="1.22478263138124" calcext:value-type="float">
            <text:p>1.2</text:p>
          </table:table-cell>
          <table:table-cell table:formula="of:=20*LOG10([.G62]/[.$G$20])" office:value-type="float" office:value="-32.2182197064756" calcext:value-type="float">
            <text:p>-32.2</text:p>
          </table:table-cell>
          <table:table-cell table:formula="of:=[.H62]-[.H61]" office:value-type="float" office:value="-0.203495231524229" calcext:value-type="float">
            <text:p>-0.2</text:p>
          </table:table-cell>
          <table:table-cell table:style-name="ce5" table:formula="of:=[.$J$20]-([.$H$20]-[.H62])/[.$D$4]" office:value-type="float" office:value="-6.44364394129511" calcext:value-type="float">
            <text:p>-6.4</text:p>
          </table:table-cell>
          <table:table-cell table:style-name="ce5" table:formula="of:=-([.C62]-[.C61])/([.J62]-[.J61])" office:value-type="float" office:value="245.706003160312" calcext:value-type="float">
            <text:p>245.7</text:p>
          </table:table-cell>
          <table:table-cell table:formula="of:=LN(([.C62]-[.$C$20])/[.$D$8])" office:value-type="float" office:value="3.04452243772342" calcext:value-type="float">
            <text:p>3.0445224377</text:p>
          </table:table-cell>
          <table:table-cell table:style-name="ce3" table:formula="of:=[.L62]-[.L61]" office:value-type="float" office:value="0.0240975515790605" calcext:value-type="float">
            <text:p>0.02</text:p>
          </table:table-cell>
          <table:table-cell table:style-name="ce9" table:formula="of:=[.I62]/[.M62]" office:value-type="float" office:value="-8.44464346747394" calcext:value-type="float">
            <text:p>-8.4</text:p>
          </table:table-cell>
        </table:table-row>
        <table:table-row table:style-name="ro1">
          <table:table-cell table:number-columns-repeated="2"/>
          <table:table-cell table:formula="of:=[.C62]+[.$D$9]" office:value-type="float" office:value="7430" calcext:value-type="float">
            <text:p>7,430</text:p>
          </table:table-cell>
          <table:table-cell table:formula="of:=[.$D$10]*[.C63]/[.$C$20]" office:value-type="float" office:value="159.214285714286" calcext:value-type="float">
            <text:p>159.2142857143</text:p>
          </table:table-cell>
          <table:table-cell table:formula="of:=[.$D$10]*[.$C$20]/[.C63]" office:value-type="float" office:value="141.318977119785" calcext:value-type="float">
            <text:p>141.3189771198</text:p>
          </table:table-cell>
          <table:table-cell table:formula="of:=IMDIV([.$D$13]; COMPLEX([.$D$11];[.D63]-[.E63]))" office:value-type="string" office:string-value="0.0286608478418978-1.19675433899187i" calcext:value-type="string">
            <text:p>0.0286608478418978-1.19675433899187i</text:p>
          </table:table-cell>
          <table:table-cell table:formula="of:=IMABS([.F63])" office:value-type="float" office:value="1.19709748646252" calcext:value-type="float">
            <text:p>1.2</text:p>
          </table:table-cell>
          <table:table-cell table:formula="of:=20*LOG10([.G63]/[.$G$20])" office:value-type="float" office:value="-32.4168097083535" calcext:value-type="float">
            <text:p>-32.4</text:p>
          </table:table-cell>
          <table:table-cell table:formula="of:=[.H63]-[.H62]" office:value-type="float" office:value="-0.198590001877967" calcext:value-type="float">
            <text:p>-0.2</text:p>
          </table:table-cell>
          <table:table-cell table:style-name="ce5" table:formula="of:=[.$J$20]-([.$H$20]-[.H63])/[.$D$4]" office:value-type="float" office:value="-6.48336194167071" calcext:value-type="float">
            <text:p>-6.5</text:p>
          </table:table-cell>
          <table:table-cell table:style-name="ce5" table:formula="of:=-([.C63]-[.C62])/([.J63]-[.J62])" office:value-type="float" office:value="251.775011466714" calcext:value-type="float">
            <text:p>251.8</text:p>
          </table:table-cell>
          <table:table-cell table:formula="of:=LN(([.C63]-[.$C$20])/[.$D$8])" office:value-type="float" office:value="3.06805293513362" calcext:value-type="float">
            <text:p>3.0680529351</text:p>
          </table:table-cell>
          <table:table-cell table:style-name="ce3" table:formula="of:=[.L63]-[.L62]" office:value-type="float" office:value="0.023530497410194" calcext:value-type="float">
            <text:p>0.02</text:p>
          </table:table-cell>
          <table:table-cell table:style-name="ce9" table:formula="of:=[.I63]/[.M63]" office:value-type="float" office:value="-8.43968567328005" calcext:value-type="float">
            <text:p>-8.4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SP</text:p>
          </table:table-cell>
          <table:table-cell office:value-type="string" calcext:value-type="string">
            <text:p>ln(devn/bw)</text:p>
          </table:table-cell>
          <table:table-cell office:value-type="string" calcext:value-type="string">
            <text:p>2*devn/BW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1" calcext:value-type="float">
            <text:p>-1.0</text:p>
          </table:table-cell>
          <table:table-cell office:value-type="float" office:value="-0.28" calcext:value-type="float">
            <text:p>-0.28</text:p>
          </table:table-cell>
          <table:table-cell table:style-name="ce3" table:formula="of:=EXP([.J70])*2" office:value-type="float" office:value="1.51156748291145" calcext:value-type="float">
            <text:p>1.5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1.5" calcext:value-type="float">
            <text:p>-1.5</text:p>
          </table:table-cell>
          <table:table-cell office:value-type="float" office:value="0.07" calcext:value-type="float">
            <text:p>0.07</text:p>
          </table:table-cell>
          <table:table-cell table:style-name="ce3" table:formula="of:=EXP([.J71])*2" office:value-type="float" office:value="2.14501636250843" calcext:value-type="float">
            <text:p>2.1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2" calcext:value-type="float">
            <text:p>-2.0</text:p>
          </table:table-cell>
          <table:table-cell office:value-type="float" office:value="0.42" calcext:value-type="float">
            <text:p>0.42</text:p>
          </table:table-cell>
          <table:table-cell table:style-name="ce3" table:formula="of:=EXP([.J72])*2" office:value-type="float" office:value="3.04392311123727" calcext:value-type="float">
            <text:p>3.0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2.5" calcext:value-type="float">
            <text:p>-2.5</text:p>
          </table:table-cell>
          <table:table-cell office:value-type="float" office:value="0.72" calcext:value-type="float">
            <text:p>0.72</text:p>
          </table:table-cell>
          <table:table-cell table:style-name="ce3" table:formula="of:=EXP([.J73])*2" office:value-type="float" office:value="4.10886642128778" calcext:value-type="float">
            <text:p>4.1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3" calcext:value-type="float">
            <text:p>-3.0</text:p>
          </table:table-cell>
          <table:table-cell office:value-type="float" office:value="1" calcext:value-type="float">
            <text:p>1</text:p>
          </table:table-cell>
          <table:table-cell table:style-name="ce3" table:formula="of:=EXP([.J74])*2" office:value-type="float" office:value="5.43656365691809" calcext:value-type="float">
            <text:p>5.4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3.5" calcext:value-type="float">
            <text:p>-3.5</text:p>
          </table:table-cell>
          <table:table-cell office:value-type="float" office:value="1.32" calcext:value-type="float">
            <text:p>1.32</text:p>
          </table:table-cell>
          <table:table-cell table:style-name="ce3" table:formula="of:=EXP([.J75])*2" office:value-type="float" office:value="7.48684275452173" calcext:value-type="float">
            <text:p>7.4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4" calcext:value-type="float">
            <text:p>-4.0</text:p>
          </table:table-cell>
          <table:table-cell office:value-type="float" office:value="1.61" calcext:value-type="float">
            <text:p>1.61</text:p>
          </table:table-cell>
          <table:table-cell table:style-name="ce3" table:formula="of:=EXP([.J76])*2" office:value-type="float" office:value="10.0056224556672" calcext:value-type="float">
            <text:p>10.0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4.5" calcext:value-type="float">
            <text:p>-4.5</text:p>
          </table:table-cell>
          <table:table-cell office:value-type="float" office:value="1.91" calcext:value-type="float">
            <text:p>1.91</text:p>
          </table:table-cell>
          <table:table-cell table:style-name="ce3" table:formula="of:=EXP([.J77])*2" office:value-type="float" office:value="13.5061775970626" calcext:value-type="float">
            <text:p>13.5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5" calcext:value-type="float">
            <text:p>-5.0</text:p>
          </table:table-cell>
          <table:table-cell office:value-type="float" office:value="2.2" calcext:value-type="float">
            <text:p>2.2</text:p>
          </table:table-cell>
          <table:table-cell table:style-name="ce3" table:formula="of:=EXP([.J78])*2" office:value-type="float" office:value="18.0500269988682" calcext:value-type="float">
            <text:p>18.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-6" calcext:value-type="float">
            <text:p>-6.0</text:p>
          </table:table-cell>
          <table:table-cell office:value-type="float" office:value="2.8" calcext:value-type="float">
            <text:p>2.8</text:p>
          </table:table-cell>
          <table:table-cell table:style-name="ce3" table:formula="of:=EXP([.J79])*2" office:value-type="float" office:value="32.8892935421941" calcext:value-type="float">
            <text:p>32.89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ff</text:p>
          </table:table-cell>
          <table:table-cell table:style-name="ce6" table:formula="of:=[.H85]/[.H86]" office:value-type="float" office:value="0.0741067721246948" calcext:value-type="float">
            <text:p>0.07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 rad</text:p>
          </table:table-cell>
          <table:table-cell table:style-name="ce6" table:formula="of:=0.014*([.E101]/7000)^4" office:value-type="float" office:value="0.0619236791104419" calcext:value-type="float">
            <text:p>0.062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 loss</text:p>
          </table:table-cell>
          <table:table-cell table:style-name="ce6" table:formula="of:=[.H87]/[.H89]" office:value-type="float" office:value="0.835600814001813" calcext:value-type="float">
            <text:p>0.836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formula="of:=[.H88]*2*PI()*[.E101]/1000" office:value-type="float" office:value="217.502606752292" calcext:value-type="float">
            <text:p>217.5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</text:p>
          </table:table-cell>
          <table:table-cell office:value-type="float" office:value="3.41" calcext:value-type="float">
            <text:p>3.4</text:p>
          </table:table-cell>
          <table:table-cell office:value-type="string" calcext:value-type="string">
            <text:p>uH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ial Q</text:p>
          </table:table-cell>
          <table:table-cell table:formula="of:=[.E101]/[.H90]" office:value-type="float" office:value="260.294871794872" calcext:value-type="float">
            <text:p>260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ctual measurement in conservatory</text:p>
          </table:table-cell>
          <table:table-cell table:number-columns-repeated="2"/>
          <table:table-cell office:value-type="string" calcext:value-type="string">
            <text:p>Trial BW</text:p>
          </table:table-cell>
          <table:table-cell office:value-type="float" office:value="39" calcext:value-type="float">
            <text:p>39.0</text:p>
          </table:table-cell>
          <table:table-cell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f diff</text:p>
          </table:table-cell>
          <table:table-cell office:value-type="string" calcext:value-type="string">
            <text:p>f diff / BW</text:p>
          </table:table-cell>
          <table:table-cell office:value-type="string" calcext:value-type="string">
            <text:p>fdiff/BW predict</text:p>
          </table:table-cell>
          <table:table-cell office:value-type="string" calcext:value-type="string">
            <text:p>ln(act/pred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201" calcext:value-type="float">
            <text:p>9201</text:p>
          </table:table-cell>
          <table:table-cell table:style-name="ce4" office:value-type="float" office:value="10465" calcext:value-type="float">
            <text:p>10465</text:p>
          </table:table-cell>
          <table:table-cell table:formula="of:=[.F93]-[.E93]" office:value-type="float" office:value="1264" calcext:value-type="float">
            <text:p>1,264.0</text:p>
          </table:table-cell>
          <table:table-cell table:formula="of:=[.G93]/[.$H$90]" office:value-type="float" office:value="32.4102564102564" calcext:value-type="float">
            <text:p>32.4</text:p>
          </table:table-cell>
          <table:table-cell office:value-type="float" office:value="33" calcext:value-type="float">
            <text:p>33.0</text:p>
          </table:table-cell>
          <table:table-cell table:formula="of:=LN([.H93]/[.I93])" office:value-type="float" office:value="-0.018032632889324" calcext:value-type="float">
            <text:p>-0.01803263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345" calcext:value-type="float">
            <text:p>9345</text:p>
          </table:table-cell>
          <table:table-cell table:style-name="ce4" office:value-type="float" office:value="10339" calcext:value-type="float">
            <text:p>10339</text:p>
          </table:table-cell>
          <table:table-cell table:formula="of:=[.F94]-[.E94]" office:value-type="float" office:value="994" calcext:value-type="float">
            <text:p>994.0</text:p>
          </table:table-cell>
          <table:table-cell table:formula="of:=[.G94]/[.$H$90]" office:value-type="float" office:value="25.4871794871795" calcext:value-type="float">
            <text:p>25.5</text:p>
          </table:table-cell>
          <table:table-cell office:value-type="float" office:value="18" calcext:value-type="float">
            <text:p>18.0</text:p>
          </table:table-cell>
          <table:table-cell table:formula="of:=LN([.H94]/[.I94])" office:value-type="float" office:value="0.347803802630763" calcext:value-type="float">
            <text:p>0.34780380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956" calcext:value-type="float">
            <text:p>9956</text:p>
          </table:table-cell>
          <table:table-cell table:style-name="ce4" office:value-type="float" office:value="10268" calcext:value-type="float">
            <text:p>10268</text:p>
          </table:table-cell>
          <table:table-cell table:formula="of:=[.F95]-[.E95]" office:value-type="float" office:value="312" calcext:value-type="float">
            <text:p>312.0</text:p>
          </table:table-cell>
          <table:table-cell table:formula="of:=[.G95]/[.$H$90]" office:value-type="float" office:value="8" calcext:value-type="float">
            <text:p>8.0</text:p>
          </table:table-cell>
          <table:table-cell office:value-type="float" office:value="10" calcext:value-type="float">
            <text:p>10.0</text:p>
          </table:table-cell>
          <table:table-cell table:formula="of:=LN([.H95]/[.I95])" office:value-type="float" office:value="-0.22314355131421" calcext:value-type="float">
            <text:p>-0.22314355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47" calcext:value-type="float">
            <text:p>10047</text:p>
          </table:table-cell>
          <table:table-cell table:style-name="ce4" office:value-type="float" office:value="10232" calcext:value-type="float">
            <text:p>10232</text:p>
          </table:table-cell>
          <table:table-cell table:formula="of:=[.F96]-[.E96]" office:value-type="float" office:value="185" calcext:value-type="float">
            <text:p>185.0</text:p>
          </table:table-cell>
          <table:table-cell table:formula="of:=[.G96]/[.$H$90]" office:value-type="float" office:value="4.74358974358974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table:formula="of:=LN([.H96]/[.I96])" office:value-type="float" office:value="-0.12960477462155" calcext:value-type="float">
            <text:p>-0.12960477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086" calcext:value-type="float">
            <text:p>10086</text:p>
          </table:table-cell>
          <table:table-cell table:style-name="ce4" office:value-type="float" office:value="10208" calcext:value-type="float">
            <text:p>10208</text:p>
          </table:table-cell>
          <table:table-cell table:formula="of:=[.F97]-[.E97]" office:value-type="float" office:value="122" calcext:value-type="float">
            <text:p>122.0</text:p>
          </table:table-cell>
          <table:table-cell table:formula="of:=[.G97]/[.$H$90]" office:value-type="float" office:value="3.12820512820513" calcext:value-type="float">
            <text:p>3.1</text:p>
          </table:table-cell>
          <table:table-cell office:value-type="float" office:value="3" calcext:value-type="float">
            <text:p>3.0</text:p>
          </table:table-cell>
          <table:table-cell table:formula="of:=LN([.H97]/[.I97])" office:value-type="float" office:value="0.0418471099355005" calcext:value-type="float">
            <text:p>0.04184710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126" calcext:value-type="float">
            <text:p>10126</text:p>
          </table:table-cell>
          <table:table-cell table:style-name="ce4" office:value-type="float" office:value="10181" calcext:value-type="float">
            <text:p>10181</text:p>
          </table:table-cell>
          <table:table-cell table:formula="of:=[.F98]-[.E98]" office:value-type="float" office:value="55" calcext:value-type="float">
            <text:p>55.0</text:p>
          </table:table-cell>
          <table:table-cell table:formula="of:=[.G98]/[.$H$90]" office:value-type="float" office:value="1.41025641025641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table:formula="of:=LN([.H98]/[.I98])" office:value-type="float" office:value="-0.0616935690053398" calcext:value-type="float">
            <text:p>-0.0616935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154" calcext:value-type="float">
            <text:p>10154</text:p>
          </table:table-cell>
          <table:table-cell table:style-name="ce4" office:value-type="float" office:value="10154" calcext:value-type="float">
            <text:p>10154</text:p>
          </table:table-cell>
          <table:table-cell table:formula="of:=[.F99]-[.E99]" office:value-type="float" office:value="0" calcext:value-type="float">
            <text:p>0.0</text:p>
          </table:table-cell>
          <table:table-cell table:formula="of:=[.G99]/[.$H$90]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entre</text:p>
          </table:table-cell>
          <table:table-cell table:formula="of:=AVERAGE([.E97:.F99])" office:value-type="float" office:value="10151.5" calcext:value-type="float">
            <text:p>10151.5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J93:.J98])" office:value-type="float" office:value="-0.00713726921069341" calcext:value-type="float">
            <text:p>-0.0071372692</text:p>
          </table:table-cell>
          <table:table-cell table:number-columns-repeated="4"/>
        </table:table-row>
        <table:table-row table:style-name="ro1" table:number-rows-repeated="1048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00/00/0000</text:date>, <text:time style:data-style-name="N2" text:time-value="22:52:01.441754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3:26:23.973162357</meta:creation-date>
    <dc:date>2020-07-30T23:47:29.770978424</dc:date>
    <meta:editing-duration>PT41M45S</meta:editing-duration>
    <meta:editing-cycles>5</meta:editing-cycles>
    <meta:generator>LibreOffice/5.1.6.2$Linux_X86_64 LibreOffice_project/10m0$Build-2</meta:generator>
    <meta:document-statistic meta:table-count="1" meta:cell-count="7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7.479cm" xlink:href=".." xlink:type="simple" chart:class="chart:line" chart:style-name="ch1">
        <chart:legend chart:legend-position="end" svg:x="7.391cm" svg:y="3.44cm" style:legend-expansion="high" chart:style-name="ch2"/>
        <chart:plot-area chart:style-name="ch3" table:cell-range-address="Sheet1.H20:Sheet1.H63" svg:x="-0.198cm" svg:y="0.115cm" svg:width="8.373cm" svg:height="7.247cm">
          <chartooo:coordinate-region svg:x="0.82cm" svg:y="0.314cm" svg:width="7.355cm" svg:height="6.8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0:Sheet1.H63" chart:class="chart:line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0:Sheet1.H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0720227871508">
                <text:p>-3.00720227871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97979736245378">
                <text:p>-6.97979736245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98330587688203">
                <text:p>-9.98330587688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2812357568988">
                <text:p>-12.2812357568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1200685343176">
                <text:p>-14.1200685343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.6460335357519">
                <text:p>-15.6460335357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.947460133969">
                <text:p>-16.947460133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0806829418018">
                <text:p>-18.0806829418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0835124769059">
                <text:p>-19.083512476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.9824411443141">
                <text:p>-19.9824411443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7967038164287">
                <text:p>-20.7967038164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.5406853918151">
                <text:p>-21.5406853918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2.2254141515464">
                <text:p>-22.2254141515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2.8595249836531">
                <text:p>-22.8595249836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3.4499019979736">
                <text:p>-23.4499019979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.002119971212">
                <text:p>-24.002119971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5207554293163">
                <text:p>-24.5207554293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.0096108241829">
                <text:p>-25.0096108241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5.4718793073984">
                <text:p>-25.4718793073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.9102679880199">
                <text:p>-25.9102679880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6.3270915942366">
                <text:p>-26.3270915942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6.7243446575007">
                <text:p>-26.7243446575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7.1037578584515">
                <text:p>-27.1037578584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7.4668425220942">
                <text:p>-27.4668425220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7.8149261276261">
                <text:p>-27.8149261276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149180922562">
                <text:p>-28.149180922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.4706471857962">
                <text:p>-28.4706471857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.7802522956261">
                <text:p>-28.7802522956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9.0788264778683">
                <text:p>-29.0788264778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9.3671159036058">
                <text:p>-29.3671159036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9.645793653855">
                <text:p>-29.645793653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9.9154689544774">
                <text:p>-29.9154689544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.1766949984893">
                <text:p>-30.1766949984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.4299756071468">
                <text:p>-30.4299756071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.6757709305422">
                <text:p>-30.6757709305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0.9145023491266">
                <text:p>-30.9145023491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.1465567068096">
                <text:p>-31.1465567068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1.3722899820455">
                <text:p>-31.3722899820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.5920304840723">
                <text:p>-31.5920304840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1.8060816461074">
                <text:p>-31.8060816461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.0147244749513">
                <text:p>-32.01472447495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.2182197064756">
                <text:p>-32.2182197064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.4168097083535">
                <text:p>-32.4168097083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